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74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2.8547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2.8016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5 Employment_Geder_State_Region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 ACS 5-Year Estimates 5-Year Estimates – Public Use Microdata Sample 2015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Employment status recode (ESR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/A (less than 16 years old)</text:p>
          </table:table-cell>
          <table:table-cell table:number-columns-repeated="2"/>
          <table:table-cell office:value-type="string" calcext:value-type="string">
            <text:p>Civilian employed, at work</text:p>
          </table:table-cell>
          <table:table-cell table:number-columns-repeated="2"/>
          <table:table-cell office:value-type="string" calcext:value-type="string">
            <text:p>Civilian employed, with a job but not at work</text:p>
          </table:table-cell>
          <table:table-cell table:number-columns-repeated="2"/>
          <table:table-cell office:value-type="string" calcext:value-type="string">
            <text:p>Unemployed</text:p>
          </table:table-cell>
          <table:table-cell table:number-columns-repeated="2"/>
          <table:table-cell table:style-name="ce1" office:value-type="string" calcext:value-type="string">
            <text:p>Armed Forces, At Work</text:p>
          </table:table-cell>
          <table:table-cell table:number-columns-repeated="2"/>
          <table:table-cell table:style-name="ce1" office:value-type="string" calcext:value-type="string">
            <text:p>Armed Forces, With a Job But Not At Work</text:p>
          </table:table-cell>
          <table:table-cell table:number-columns-repeated="2"/>
          <table:table-cell office:value-type="string" calcext:value-type="string">
            <text:p>Not in Labor For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x (SEX)</text:p>
          </table:table-cell>
          <table:table-cell table:number-columns-repeated="2" office:value-type="string" calcext:value-type="string">
            <text:p>Civilian employed, at work</text:p>
          </table:table-cell>
          <table:table-cell office:value-type="string" calcext:value-type="string">
            <text:p>Sex (SEX)</text:p>
          </table:table-cell>
          <table:table-cell table:number-columns-repeated="2"/>
          <table:table-cell office:value-type="string" calcext:value-type="string">
            <text:p>Sex (SEX)</text:p>
          </table:table-cell>
          <table:table-cell table:number-columns-repeated="2"/>
          <table:table-cell office:value-type="string" calcext:value-type="string">
            <text:p>Sex (SEX)</text:p>
          </table:table-cell>
          <table:table-cell table:number-columns-repeated="2"/>
          <table:table-cell office:value-type="string" calcext:value-type="string">
            <text:p>Sex (SEX)</text:p>
          </table:table-cell>
          <table:table-cell table:number-columns-repeated="2"/>
          <table:table-cell office:value-type="string" calcext:value-type="string">
            <text:p>Sex (SE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ed Geographies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 Sex (SEX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<text:s/>-&gt; Total</text:p>
          </table:table-cell>
          <table:table-cell table:formula="of:=SUM([.B13:.B60])" office:value-type="float" office:value="308341808" calcext:value-type="float">
            <text:p>308341808</text:p>
          </table:table-cell>
          <table:table-cell table:number-columns-repeated="3"/>
          <table:table-cell table:formula="of:=SUM([.F13:.F60])" office:value-type="float" office:value="138666426" calcext:value-type="float">
            <text:p>138666426</text:p>
          </table:table-cell>
          <table:table-cell table:formula="of:=SUM([.G13:.G60])" office:value-type="float" office:value="73076277" calcext:value-type="float">
            <text:p>73076277</text:p>
          </table:table-cell>
          <table:table-cell table:formula="of:=SUM([.H13:.H60])" office:value-type="float" office:value="65590149" calcext:value-type="float">
            <text:p>65590149</text:p>
          </table:table-cell>
          <table:table-cell table:formula="of:=SUM([.I13:.I60])" office:value-type="float" office:value="3066863" calcext:value-type="float">
            <text:p>3066863</text:p>
          </table:table-cell>
          <table:table-cell table:formula="of:=SUM([.J13:.J60])" office:value-type="float" office:value="1307878" calcext:value-type="float">
            <text:p>1307878</text:p>
          </table:table-cell>
          <table:table-cell table:formula="of:=SUM([.K13:.K60])" office:value-type="float" office:value="1758985" calcext:value-type="float">
            <text:p>1758985</text:p>
          </table:table-cell>
          <table:table-cell table:formula="of:=SUM([.L13:.L60])" office:value-type="float" office:value="12872643" calcext:value-type="float">
            <text:p>12872643</text:p>
          </table:table-cell>
          <table:table-cell table:formula="of:=SUM([.M13:.M60])" office:value-type="float" office:value="6928463" calcext:value-type="float">
            <text:p>6928463</text:p>
          </table:table-cell>
          <table:table-cell table:formula="of:=SUM([.N13:.N60])" office:value-type="float" office:value="5944180" calcext:value-type="float">
            <text:p>5944180</text:p>
          </table:table-cell>
          <table:table-cell table:formula="of:=SUM([.O13:.O60])" office:value-type="float" office:value="1005600" calcext:value-type="float">
            <text:p>1005600</text:p>
          </table:table-cell>
          <table:table-cell table:formula="of:=SUM([.P13:.P60])" office:value-type="float" office:value="869801" calcext:value-type="float">
            <text:p>869801</text:p>
          </table:table-cell>
          <table:table-cell table:formula="of:=SUM([.Q13:.Q60])" office:value-type="float" office:value="135799" calcext:value-type="float">
            <text:p>135799</text:p>
          </table:table-cell>
          <table:table-cell table:formula="of:=SUM([.R13:.R60])" office:value-type="float" office:value="9420" calcext:value-type="float">
            <text:p>9420</text:p>
          </table:table-cell>
          <table:table-cell table:formula="of:=SUM([.S13:.S60])" office:value-type="float" office:value="8084" calcext:value-type="float">
            <text:p>8084</text:p>
          </table:table-cell>
          <table:table-cell table:formula="of:=SUM([.T13:.T60])" office:value-type="float" office:value="1336" calcext:value-type="float">
            <text:p>1336</text:p>
          </table:table-cell>
          <table:table-cell table:formula="of:=SUM([.U13:.U60])" office:value-type="float" office:value="89066918" calcext:value-type="float">
            <text:p>89066918</text:p>
          </table:table-cell>
          <table:table-cell table:formula="of:=SUM([.V13:.V60])" office:value-type="float" office:value="36941030" calcext:value-type="float">
            <text:p>36941030</text:p>
          </table:table-cell>
          <table:table-cell table:formula="of:=SUM([.W13:.W60])" office:value-type="float" office:value="52125888" calcext:value-type="float">
            <text:p>52125888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4830620" calcext:value-type="float">
            <text:p>4830620</text:p>
          </table:table-cell>
          <table:table-cell table:number-columns-repeated="3"/>
          <table:table-cell office:value-type="float" office:value="1979977" calcext:value-type="float">
            <text:p>1979977</text:p>
          </table:table-cell>
          <table:table-cell office:value-type="float" office:value="1042756" calcext:value-type="float">
            <text:p>1042756</text:p>
          </table:table-cell>
          <table:table-cell office:value-type="float" office:value="937221" calcext:value-type="float">
            <text:p>937221</text:p>
          </table:table-cell>
          <table:table-cell office:value-type="float" office:value="39010" calcext:value-type="float">
            <text:p>39010</text:p>
          </table:table-cell>
          <table:table-cell office:value-type="float" office:value="17601" calcext:value-type="float">
            <text:p>17601</text:p>
          </table:table-cell>
          <table:table-cell office:value-type="float" office:value="21409" calcext:value-type="float">
            <text:p>21409</text:p>
          </table:table-cell>
          <table:table-cell office:value-type="float" office:value="207421" calcext:value-type="float">
            <text:p>207421</text:p>
          </table:table-cell>
          <table:table-cell office:value-type="float" office:value="103891" calcext:value-type="float">
            <text:p>103891</text:p>
          </table:table-cell>
          <table:table-cell office:value-type="float" office:value="103530" calcext:value-type="float">
            <text:p>103530</text:p>
          </table:table-cell>
          <table:table-cell office:value-type="float" office:value="12500" calcext:value-type="float">
            <text:p>12500</text:p>
          </table:table-cell>
          <table:table-cell office:value-type="float" office:value="10785" calcext:value-type="float">
            <text:p>10785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08161" calcext:value-type="float">
            <text:p>1608161</text:p>
          </table:table-cell>
          <table:table-cell office:value-type="float" office:value="663360" calcext:value-type="float">
            <text:p>663360</text:p>
          </table:table-cell>
          <table:table-cell office:value-type="float" office:value="944801" calcext:value-type="float">
            <text:p>944801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733375" calcext:value-type="float">
            <text:p>733375</text:p>
          </table:table-cell>
          <table:table-cell table:number-columns-repeated="3"/>
          <table:table-cell office:value-type="float" office:value="344285" calcext:value-type="float">
            <text:p>344285</text:p>
          </table:table-cell>
          <table:table-cell office:value-type="float" office:value="185341" calcext:value-type="float">
            <text:p>185341</text:p>
          </table:table-cell>
          <table:table-cell office:value-type="float" office:value="158944" calcext:value-type="float">
            <text:p>158944</text:p>
          </table:table-cell>
          <table:table-cell office:value-type="float" office:value="10090" calcext:value-type="float">
            <text:p>10090</text:p>
          </table:table-cell>
          <table:table-cell office:value-type="float" office:value="4873" calcext:value-type="float">
            <text:p>4873</text:p>
          </table:table-cell>
          <table:table-cell office:value-type="float" office:value="5217" calcext:value-type="float">
            <text:p>5217</text:p>
          </table:table-cell>
          <table:table-cell office:value-type="float" office:value="30101" calcext:value-type="float">
            <text:p>30101</text:p>
          </table:table-cell>
          <table:table-cell office:value-type="float" office:value="19199" calcext:value-type="float">
            <text:p>19199</text:p>
          </table:table-cell>
          <table:table-cell office:value-type="float" office:value="10902" calcext:value-type="float">
            <text:p>10902</text:p>
          </table:table-cell>
          <table:table-cell office:value-type="float" office:value="15512" calcext:value-type="float">
            <text:p>15512</text:p>
          </table:table-cell>
          <table:table-cell office:value-type="float" office:value="13412" calcext:value-type="float">
            <text:p>13412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4836" calcext:value-type="float">
            <text:p>164836</text:p>
          </table:table-cell>
          <table:table-cell office:value-type="float" office:value="74000" calcext:value-type="float">
            <text:p>74000</text:p>
          </table:table-cell>
          <table:table-cell office:value-type="float" office:value="90836" calcext:value-type="float">
            <text:p>90836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6641928" calcext:value-type="float">
            <text:p>6641928</text:p>
          </table:table-cell>
          <table:table-cell table:number-columns-repeated="3"/>
          <table:table-cell office:value-type="float" office:value="2757448" calcext:value-type="float">
            <text:p>2757448</text:p>
          </table:table-cell>
          <table:table-cell office:value-type="float" office:value="1473551" calcext:value-type="float">
            <text:p>1473551</text:p>
          </table:table-cell>
          <table:table-cell office:value-type="float" office:value="1283897" calcext:value-type="float">
            <text:p>1283897</text:p>
          </table:table-cell>
          <table:table-cell office:value-type="float" office:value="52068" calcext:value-type="float">
            <text:p>52068</text:p>
          </table:table-cell>
          <table:table-cell office:value-type="float" office:value="23327" calcext:value-type="float">
            <text:p>23327</text:p>
          </table:table-cell>
          <table:table-cell office:value-type="float" office:value="28741" calcext:value-type="float">
            <text:p>28741</text:p>
          </table:table-cell>
          <table:table-cell office:value-type="float" office:value="272901" calcext:value-type="float">
            <text:p>272901</text:p>
          </table:table-cell>
          <table:table-cell office:value-type="float" office:value="148950" calcext:value-type="float">
            <text:p>148950</text:p>
          </table:table-cell>
          <table:table-cell office:value-type="float" office:value="123951" calcext:value-type="float">
            <text:p>123951</text:p>
          </table:table-cell>
          <table:table-cell office:value-type="float" office:value="17411" calcext:value-type="float">
            <text:p>17411</text:p>
          </table:table-cell>
          <table:table-cell office:value-type="float" office:value="14927" calcext:value-type="float">
            <text:p>14927</text:p>
          </table:table-cell>
          <table:table-cell office:value-type="float" office:value="2484" calcext:value-type="float">
            <text:p>248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06797" calcext:value-type="float">
            <text:p>2106797</text:p>
          </table:table-cell>
          <table:table-cell office:value-type="float" office:value="907103" calcext:value-type="float">
            <text:p>907103</text:p>
          </table:table-cell>
          <table:table-cell office:value-type="float" office:value="1199694" calcext:value-type="float">
            <text:p>119969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958201" calcext:value-type="float">
            <text:p>2958201</text:p>
          </table:table-cell>
          <table:table-cell table:number-columns-repeated="3"/>
          <table:table-cell office:value-type="float" office:value="1231275" calcext:value-type="float">
            <text:p>1231275</text:p>
          </table:table-cell>
          <table:table-cell office:value-type="float" office:value="650093" calcext:value-type="float">
            <text:p>650093</text:p>
          </table:table-cell>
          <table:table-cell office:value-type="float" office:value="581182" calcext:value-type="float">
            <text:p>581182</text:p>
          </table:table-cell>
          <table:table-cell office:value-type="float" office:value="23844" calcext:value-type="float">
            <text:p>23844</text:p>
          </table:table-cell>
          <table:table-cell office:value-type="float" office:value="11417" calcext:value-type="float">
            <text:p>11417</text:p>
          </table:table-cell>
          <table:table-cell office:value-type="float" office:value="12427" calcext:value-type="float">
            <text:p>12427</text:p>
          </table:table-cell>
          <table:table-cell office:value-type="float" office:value="105789" calcext:value-type="float">
            <text:p>105789</text:p>
          </table:table-cell>
          <table:table-cell office:value-type="float" office:value="57862" calcext:value-type="float">
            <text:p>57862</text:p>
          </table:table-cell>
          <table:table-cell office:value-type="float" office:value="47927" calcext:value-type="float">
            <text:p>47927</text:p>
          </table:table-cell>
          <table:table-cell office:value-type="float" office:value="4431" calcext:value-type="float">
            <text:p>4431</text:p>
          </table:table-cell>
          <table:table-cell office:value-type="float" office:value="3866" calcext:value-type="float">
            <text:p>3866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963867" calcext:value-type="float">
            <text:p>963867</text:p>
          </table:table-cell>
          <table:table-cell office:value-type="float" office:value="407988" calcext:value-type="float">
            <text:p>407988</text:p>
          </table:table-cell>
          <table:table-cell office:value-type="float" office:value="555879" calcext:value-type="float">
            <text:p>555879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8421464" calcext:value-type="float">
            <text:p>38421464</text:p>
          </table:table-cell>
          <table:table-cell table:number-columns-repeated="3"/>
          <table:table-cell office:value-type="float" office:value="16734864" calcext:value-type="float">
            <text:p>16734864</text:p>
          </table:table-cell>
          <table:table-cell office:value-type="float" office:value="9097011" calcext:value-type="float">
            <text:p>9097011</text:p>
          </table:table-cell>
          <table:table-cell office:value-type="float" office:value="7637853" calcext:value-type="float">
            <text:p>7637853</text:p>
          </table:table-cell>
          <table:table-cell office:value-type="float" office:value="509230" calcext:value-type="float">
            <text:p>509230</text:p>
          </table:table-cell>
          <table:table-cell office:value-type="float" office:value="226813" calcext:value-type="float">
            <text:p>226813</text:p>
          </table:table-cell>
          <table:table-cell office:value-type="float" office:value="282417" calcext:value-type="float">
            <text:p>282417</text:p>
          </table:table-cell>
          <table:table-cell office:value-type="float" office:value="1877138" calcext:value-type="float">
            <text:p>1877138</text:p>
          </table:table-cell>
          <table:table-cell office:value-type="float" office:value="1014515" calcext:value-type="float">
            <text:p>1014515</text:p>
          </table:table-cell>
          <table:table-cell office:value-type="float" office:value="862623" calcext:value-type="float">
            <text:p>862623</text:p>
          </table:table-cell>
          <table:table-cell office:value-type="float" office:value="133329" calcext:value-type="float">
            <text:p>133329</text:p>
          </table:table-cell>
          <table:table-cell office:value-type="float" office:value="117322" calcext:value-type="float">
            <text:p>117322</text:p>
          </table:table-cell>
          <table:table-cell office:value-type="float" office:value="16007" calcext:value-type="float">
            <text:p>16007</text:p>
          </table:table-cell>
          <table:table-cell office:value-type="float" office:value="1394" calcext:value-type="float">
            <text:p>1394</text:p>
          </table:table-cell>
          <table:table-cell office:value-type="float" office:value="1385" calcext:value-type="float">
            <text:p>1385</text:p>
          </table:table-cell>
          <table:table-cell office:value-type="float" office:value="9" calcext:value-type="float">
            <text:p>9</text:p>
          </table:table-cell>
          <table:table-cell office:value-type="float" office:value="11058230" calcext:value-type="float">
            <text:p>11058230</text:p>
          </table:table-cell>
          <table:table-cell office:value-type="float" office:value="4488210" calcext:value-type="float">
            <text:p>4488210</text:p>
          </table:table-cell>
          <table:table-cell office:value-type="float" office:value="6570020" calcext:value-type="float">
            <text:p>6570020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278907" calcext:value-type="float">
            <text:p>5278907</text:p>
          </table:table-cell>
          <table:table-cell table:number-columns-repeated="3"/>
          <table:table-cell office:value-type="float" office:value="2576630" calcext:value-type="float">
            <text:p>2576630</text:p>
          </table:table-cell>
          <table:table-cell office:value-type="float" office:value="1381596" calcext:value-type="float">
            <text:p>1381596</text:p>
          </table:table-cell>
          <table:table-cell office:value-type="float" office:value="1195034" calcext:value-type="float">
            <text:p>1195034</text:p>
          </table:table-cell>
          <table:table-cell office:value-type="float" office:value="49926" calcext:value-type="float">
            <text:p>49926</text:p>
          </table:table-cell>
          <table:table-cell office:value-type="float" office:value="22224" calcext:value-type="float">
            <text:p>22224</text:p>
          </table:table-cell>
          <table:table-cell office:value-type="float" office:value="27702" calcext:value-type="float">
            <text:p>27702</text:p>
          </table:table-cell>
          <table:table-cell office:value-type="float" office:value="194734" calcext:value-type="float">
            <text:p>194734</text:p>
          </table:table-cell>
          <table:table-cell office:value-type="float" office:value="107147" calcext:value-type="float">
            <text:p>107147</text:p>
          </table:table-cell>
          <table:table-cell office:value-type="float" office:value="87587" calcext:value-type="float">
            <text:p>87587</text:p>
          </table:table-cell>
          <table:table-cell office:value-type="float" office:value="32497" calcext:value-type="float">
            <text:p>32497</text:p>
          </table:table-cell>
          <table:table-cell office:value-type="float" office:value="28308" calcext:value-type="float">
            <text:p>28308</text:p>
          </table:table-cell>
          <table:table-cell office:value-type="float" office:value="4189" calcext:value-type="float">
            <text:p>4189</text:p>
          </table:table-cell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313843" calcext:value-type="float">
            <text:p>1313843</text:p>
          </table:table-cell>
          <table:table-cell office:value-type="float" office:value="540388" calcext:value-type="float">
            <text:p>540388</text:p>
          </table:table-cell>
          <table:table-cell office:value-type="float" office:value="773455" calcext:value-type="float">
            <text:p>773455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593222" calcext:value-type="float">
            <text:p>3593222</text:p>
          </table:table-cell>
          <table:table-cell table:number-columns-repeated="3"/>
          <table:table-cell office:value-type="float" office:value="1739265" calcext:value-type="float">
            <text:p>1739265</text:p>
          </table:table-cell>
          <table:table-cell office:value-type="float" office:value="898137" calcext:value-type="float">
            <text:p>898137</text:p>
          </table:table-cell>
          <table:table-cell office:value-type="float" office:value="841128" calcext:value-type="float">
            <text:p>841128</text:p>
          </table:table-cell>
          <table:table-cell office:value-type="float" office:value="41228" calcext:value-type="float">
            <text:p>41228</text:p>
          </table:table-cell>
          <table:table-cell office:value-type="float" office:value="16422" calcext:value-type="float">
            <text:p>16422</text:p>
          </table:table-cell>
          <table:table-cell office:value-type="float" office:value="24806" calcext:value-type="float">
            <text:p>24806</text:p>
          </table:table-cell>
          <table:table-cell office:value-type="float" office:value="173024" calcext:value-type="float">
            <text:p>173024</text:p>
          </table:table-cell>
          <table:table-cell office:value-type="float" office:value="95036" calcext:value-type="float">
            <text:p>95036</text:p>
          </table:table-cell>
          <table:table-cell office:value-type="float" office:value="77988" calcext:value-type="float">
            <text:p>77988</text:p>
          </table:table-cell>
          <table:table-cell office:value-type="float" office:value="8872" calcext:value-type="float">
            <text:p>8872</text:p>
          </table:table-cell>
          <table:table-cell office:value-type="float" office:value="7622" calcext:value-type="float">
            <text:p>7622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44390" calcext:value-type="float">
            <text:p>944390</text:p>
          </table:table-cell>
          <table:table-cell office:value-type="float" office:value="382960" calcext:value-type="float">
            <text:p>382960</text:p>
          </table:table-cell>
          <table:table-cell office:value-type="float" office:value="561430" calcext:value-type="float">
            <text:p>561430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926454" calcext:value-type="float">
            <text:p>926454</text:p>
          </table:table-cell>
          <table:table-cell table:number-columns-repeated="3"/>
          <table:table-cell office:value-type="float" office:value="422405" calcext:value-type="float">
            <text:p>422405</text:p>
          </table:table-cell>
          <table:table-cell office:value-type="float" office:value="213471" calcext:value-type="float">
            <text:p>213471</text:p>
          </table:table-cell>
          <table:table-cell office:value-type="float" office:value="208934" calcext:value-type="float">
            <text:p>208934</text:p>
          </table:table-cell>
          <table:table-cell office:value-type="float" office:value="8811" calcext:value-type="float">
            <text:p>8811</text:p>
          </table:table-cell>
          <table:table-cell office:value-type="float" office:value="3645" calcext:value-type="float">
            <text:p>3645</text:p>
          </table:table-cell>
          <table:table-cell office:value-type="float" office:value="5166" calcext:value-type="float">
            <text:p>5166</text:p>
          </table:table-cell>
          <table:table-cell office:value-type="float" office:value="36642" calcext:value-type="float">
            <text:p>36642</text:p>
          </table:table-cell>
          <table:table-cell office:value-type="float" office:value="19979" calcext:value-type="float">
            <text:p>19979</text:p>
          </table:table-cell>
          <table:table-cell office:value-type="float" office:value="16663" calcext:value-type="float">
            <text:p>16663</text:p>
          </table:table-cell>
          <table:table-cell office:value-type="float" office:value="2877" calcext:value-type="float">
            <text:p>2877</text:p>
          </table:table-cell>
          <table:table-cell office:value-type="float" office:value="2622" calcext:value-type="float">
            <text:p>2622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555" calcext:value-type="float">
            <text:p>274555</text:p>
          </table:table-cell>
          <table:table-cell office:value-type="float" office:value="116357" calcext:value-type="float">
            <text:p>116357</text:p>
          </table:table-cell>
          <table:table-cell office:value-type="float" office:value="158198" calcext:value-type="float">
            <text:p>158198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647484" calcext:value-type="float">
            <text:p>647484</text:p>
          </table:table-cell>
          <table:table-cell table:number-columns-repeated="3"/>
          <table:table-cell office:value-type="float" office:value="332513" calcext:value-type="float">
            <text:p>332513</text:p>
          </table:table-cell>
          <table:table-cell office:value-type="float" office:value="162068" calcext:value-type="float">
            <text:p>162068</text:p>
          </table:table-cell>
          <table:table-cell office:value-type="float" office:value="170445" calcext:value-type="float">
            <text:p>170445</text:p>
          </table:table-cell>
          <table:table-cell office:value-type="float" office:value="6232" calcext:value-type="float">
            <text:p>6232</text:p>
          </table:table-cell>
          <table:table-cell office:value-type="float" office:value="2003" calcext:value-type="float">
            <text:p>2003</text:p>
          </table:table-cell>
          <table:table-cell office:value-type="float" office:value="4229" calcext:value-type="float">
            <text:p>4229</text:p>
          </table:table-cell>
          <table:table-cell office:value-type="float" office:value="36107" calcext:value-type="float">
            <text:p>36107</text:p>
          </table:table-cell>
          <table:table-cell office:value-type="float" office:value="18536" calcext:value-type="float">
            <text:p>18536</text:p>
          </table:table-cell>
          <table:table-cell office:value-type="float" office:value="17571" calcext:value-type="float">
            <text:p>17571</text:p>
          </table:table-cell>
          <table:table-cell office:value-type="float" office:value="3440" calcext:value-type="float">
            <text:p>3440</text:p>
          </table:table-cell>
          <table:table-cell office:value-type="float" office:value="2909" calcext:value-type="float">
            <text:p>2909</text:p>
          </table:table-cell>
          <table:table-cell office:value-type="float" office:value="531" calcext:value-type="float">
            <text:p>53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68639" calcext:value-type="float">
            <text:p>168639</text:p>
          </table:table-cell>
          <table:table-cell office:value-type="float" office:value="70193" calcext:value-type="float">
            <text:p>70193</text:p>
          </table:table-cell>
          <table:table-cell office:value-type="float" office:value="98446" calcext:value-type="float">
            <text:p>9844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9645772" calcext:value-type="float">
            <text:p>19645772</text:p>
          </table:table-cell>
          <table:table-cell table:number-columns-repeated="3"/>
          <table:table-cell office:value-type="float" office:value="8382031" calcext:value-type="float">
            <text:p>8382031</text:p>
          </table:table-cell>
          <table:table-cell office:value-type="float" office:value="4361810" calcext:value-type="float">
            <text:p>4361810</text:p>
          </table:table-cell>
          <table:table-cell office:value-type="float" office:value="4020221" calcext:value-type="float">
            <text:p>4020221</text:p>
          </table:table-cell>
          <table:table-cell office:value-type="float" office:value="162588" calcext:value-type="float">
            <text:p>162588</text:p>
          </table:table-cell>
          <table:table-cell office:value-type="float" office:value="68940" calcext:value-type="float">
            <text:p>68940</text:p>
          </table:table-cell>
          <table:table-cell office:value-type="float" office:value="93648" calcext:value-type="float">
            <text:p>93648</text:p>
          </table:table-cell>
          <table:table-cell office:value-type="float" office:value="913934" calcext:value-type="float">
            <text:p>913934</text:p>
          </table:table-cell>
          <table:table-cell office:value-type="float" office:value="486983" calcext:value-type="float">
            <text:p>486983</text:p>
          </table:table-cell>
          <table:table-cell office:value-type="float" office:value="426951" calcext:value-type="float">
            <text:p>426951</text:p>
          </table:table-cell>
          <table:table-cell office:value-type="float" office:value="52797" calcext:value-type="float">
            <text:p>52797</text:p>
          </table:table-cell>
          <table:table-cell office:value-type="float" office:value="44681" calcext:value-type="float">
            <text:p>44681</text:p>
          </table:table-cell>
          <table:table-cell office:value-type="float" office:value="8116" calcext:value-type="float">
            <text:p>8116</text:p>
          </table:table-cell>
          <table:table-cell office:value-type="float" office:value="275" calcext:value-type="float">
            <text:p>275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6567080" calcext:value-type="float">
            <text:p>6567080</text:p>
          </table:table-cell>
          <table:table-cell office:value-type="float" office:value="2814510" calcext:value-type="float">
            <text:p>2814510</text:p>
          </table:table-cell>
          <table:table-cell office:value-type="float" office:value="3752570" calcext:value-type="float">
            <text:p>37525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006693" calcext:value-type="float">
            <text:p>10006693</text:p>
          </table:table-cell>
          <table:table-cell table:number-columns-repeated="3"/>
          <table:table-cell office:value-type="float" office:value="4287055" calcext:value-type="float">
            <text:p>4287055</text:p>
          </table:table-cell>
          <table:table-cell office:value-type="float" office:value="2242983" calcext:value-type="float">
            <text:p>2242983</text:p>
          </table:table-cell>
          <table:table-cell office:value-type="float" office:value="2044072" calcext:value-type="float">
            <text:p>2044072</text:p>
          </table:table-cell>
          <table:table-cell office:value-type="float" office:value="95859" calcext:value-type="float">
            <text:p>95859</text:p>
          </table:table-cell>
          <table:table-cell office:value-type="float" office:value="40453" calcext:value-type="float">
            <text:p>40453</text:p>
          </table:table-cell>
          <table:table-cell office:value-type="float" office:value="55406" calcext:value-type="float">
            <text:p>55406</text:p>
          </table:table-cell>
          <table:table-cell office:value-type="float" office:value="464968" calcext:value-type="float">
            <text:p>464968</text:p>
          </table:table-cell>
          <table:table-cell office:value-type="float" office:value="234751" calcext:value-type="float">
            <text:p>234751</text:p>
          </table:table-cell>
          <table:table-cell office:value-type="float" office:value="230217" calcext:value-type="float">
            <text:p>230217</text:p>
          </table:table-cell>
          <table:table-cell office:value-type="float" office:value="48776" calcext:value-type="float">
            <text:p>48776</text:p>
          </table:table-cell>
          <table:table-cell office:value-type="float" office:value="43385" calcext:value-type="float">
            <text:p>43385</text:p>
          </table:table-cell>
          <table:table-cell office:value-type="float" office:value="5391" calcext:value-type="float">
            <text:p>5391</text:p>
          </table:table-cell>
          <table:table-cell office:value-type="float" office:value="690" calcext:value-type="float">
            <text:p>690</text:p>
          </table:table-cell>
          <table:table-cell office:value-type="float" office:value="593" calcext:value-type="float">
            <text:p>593</text:p>
          </table:table-cell>
          <table:table-cell office:value-type="float" office:value="97" calcext:value-type="float">
            <text:p>97</text:p>
          </table:table-cell>
          <table:table-cell office:value-type="float" office:value="2894396" calcext:value-type="float">
            <text:p>2894396</text:p>
          </table:table-cell>
          <table:table-cell office:value-type="float" office:value="1192170" calcext:value-type="float">
            <text:p>1192170</text:p>
          </table:table-cell>
          <table:table-cell office:value-type="float" office:value="1702226" calcext:value-type="float">
            <text:p>1702226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406299" calcext:value-type="float">
            <text:p>1406299</text:p>
          </table:table-cell>
          <table:table-cell table:number-columns-repeated="3"/>
          <table:table-cell office:value-type="float" office:value="638062" calcext:value-type="float">
            <text:p>638062</text:p>
          </table:table-cell>
          <table:table-cell office:value-type="float" office:value="333088" calcext:value-type="float">
            <text:p>333088</text:p>
          </table:table-cell>
          <table:table-cell office:value-type="float" office:value="304974" calcext:value-type="float">
            <text:p>304974</text:p>
          </table:table-cell>
          <table:table-cell office:value-type="float" office:value="16479" calcext:value-type="float">
            <text:p>16479</text:p>
          </table:table-cell>
          <table:table-cell office:value-type="float" office:value="7769" calcext:value-type="float">
            <text:p>7769</text:p>
          </table:table-cell>
          <table:table-cell office:value-type="float" office:value="8710" calcext:value-type="float">
            <text:p>8710</text:p>
          </table:table-cell>
          <table:table-cell office:value-type="float" office:value="41087" calcext:value-type="float">
            <text:p>41087</text:p>
          </table:table-cell>
          <table:table-cell office:value-type="float" office:value="23849" calcext:value-type="float">
            <text:p>23849</text:p>
          </table:table-cell>
          <table:table-cell office:value-type="float" office:value="17238" calcext:value-type="float">
            <text:p>17238</text:p>
          </table:table-cell>
          <table:table-cell office:value-type="float" office:value="41762" calcext:value-type="float">
            <text:p>41762</text:p>
          </table:table-cell>
          <table:table-cell office:value-type="float" office:value="37455" calcext:value-type="float">
            <text:p>37455</text:p>
          </table:table-cell>
          <table:table-cell office:value-type="float" office:value="4307" calcext:value-type="float">
            <text:p>4307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18" calcext:value-type="float">
            <text:p>18</text:p>
          </table:table-cell>
          <table:table-cell office:value-type="float" office:value="394074" calcext:value-type="float">
            <text:p>394074</text:p>
          </table:table-cell>
          <table:table-cell office:value-type="float" office:value="165781" calcext:value-type="float">
            <text:p>165781</text:p>
          </table:table-cell>
          <table:table-cell office:value-type="float" office:value="228293" calcext:value-type="float">
            <text:p>22829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616547" calcext:value-type="float">
            <text:p>1616547</text:p>
          </table:table-cell>
          <table:table-cell table:number-columns-repeated="3"/>
          <table:table-cell office:value-type="float" office:value="703073" calcext:value-type="float">
            <text:p>703073</text:p>
          </table:table-cell>
          <table:table-cell office:value-type="float" office:value="382815" calcext:value-type="float">
            <text:p>382815</text:p>
          </table:table-cell>
          <table:table-cell office:value-type="float" office:value="320258" calcext:value-type="float">
            <text:p>320258</text:p>
          </table:table-cell>
          <table:table-cell office:value-type="float" office:value="15567" calcext:value-type="float">
            <text:p>15567</text:p>
          </table:table-cell>
          <table:table-cell office:value-type="float" office:value="6855" calcext:value-type="float">
            <text:p>6855</text:p>
          </table:table-cell>
          <table:table-cell office:value-type="float" office:value="8712" calcext:value-type="float">
            <text:p>8712</text:p>
          </table:table-cell>
          <table:table-cell office:value-type="float" office:value="54781" calcext:value-type="float">
            <text:p>54781</text:p>
          </table:table-cell>
          <table:table-cell office:value-type="float" office:value="30401" calcext:value-type="float">
            <text:p>30401</text:p>
          </table:table-cell>
          <table:table-cell office:value-type="float" office:value="24380" calcext:value-type="float">
            <text:p>24380</text:p>
          </table:table-cell>
          <table:table-cell office:value-type="float" office:value="3670" calcext:value-type="float">
            <text:p>3670</text:p>
          </table:table-cell>
          <table:table-cell office:value-type="float" office:value="2918" calcext:value-type="float">
            <text:p>2918</text:p>
          </table:table-cell>
          <table:table-cell office:value-type="float" office:value="752" calcext:value-type="float">
            <text:p>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67" calcext:value-type="float">
            <text:p>456467</text:p>
          </table:table-cell>
          <table:table-cell office:value-type="float" office:value="192168" calcext:value-type="float">
            <text:p>192168</text:p>
          </table:table-cell>
          <table:table-cell office:value-type="float" office:value="264299" calcext:value-type="float">
            <text:p>264299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873761" calcext:value-type="float">
            <text:p>12873761</text:p>
          </table:table-cell>
          <table:table-cell table:number-columns-repeated="3"/>
          <table:table-cell office:value-type="float" office:value="5960085" calcext:value-type="float">
            <text:p>5960085</text:p>
          </table:table-cell>
          <table:table-cell office:value-type="float" office:value="3116941" calcext:value-type="float">
            <text:p>3116941</text:p>
          </table:table-cell>
          <table:table-cell office:value-type="float" office:value="2843144" calcext:value-type="float">
            <text:p>2843144</text:p>
          </table:table-cell>
          <table:table-cell office:value-type="float" office:value="119297" calcext:value-type="float">
            <text:p>119297</text:p>
          </table:table-cell>
          <table:table-cell office:value-type="float" office:value="51603" calcext:value-type="float">
            <text:p>51603</text:p>
          </table:table-cell>
          <table:table-cell office:value-type="float" office:value="67694" calcext:value-type="float">
            <text:p>67694</text:p>
          </table:table-cell>
          <table:table-cell office:value-type="float" office:value="611535" calcext:value-type="float">
            <text:p>611535</text:p>
          </table:table-cell>
          <table:table-cell office:value-type="float" office:value="332205" calcext:value-type="float">
            <text:p>332205</text:p>
          </table:table-cell>
          <table:table-cell office:value-type="float" office:value="279330" calcext:value-type="float">
            <text:p>279330</text:p>
          </table:table-cell>
          <table:table-cell office:value-type="float" office:value="17320" calcext:value-type="float">
            <text:p>17320</text:p>
          </table:table-cell>
          <table:table-cell office:value-type="float" office:value="14340" calcext:value-type="float">
            <text:p>14340</text:p>
          </table:table-cell>
          <table:table-cell office:value-type="float" office:value="2980" calcext:value-type="float">
            <text:p>2980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3496074" calcext:value-type="float">
            <text:p>3496074</text:p>
          </table:table-cell>
          <table:table-cell office:value-type="float" office:value="1437933" calcext:value-type="float">
            <text:p>1437933</text:p>
          </table:table-cell>
          <table:table-cell office:value-type="float" office:value="2058141" calcext:value-type="float">
            <text:p>205814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568645" calcext:value-type="float">
            <text:p>6568645</text:p>
          </table:table-cell>
          <table:table-cell table:number-columns-repeated="3"/>
          <table:table-cell office:value-type="float" office:value="2978331" calcext:value-type="float">
            <text:p>2978331</text:p>
          </table:table-cell>
          <table:table-cell office:value-type="float" office:value="1570687" calcext:value-type="float">
            <text:p>1570687</text:p>
          </table:table-cell>
          <table:table-cell office:value-type="float" office:value="1407644" calcext:value-type="float">
            <text:p>1407644</text:p>
          </table:table-cell>
          <table:table-cell office:value-type="float" office:value="56424" calcext:value-type="float">
            <text:p>56424</text:p>
          </table:table-cell>
          <table:table-cell office:value-type="float" office:value="23322" calcext:value-type="float">
            <text:p>23322</text:p>
          </table:table-cell>
          <table:table-cell office:value-type="float" office:value="33102" calcext:value-type="float">
            <text:p>33102</text:p>
          </table:table-cell>
          <table:table-cell office:value-type="float" office:value="258945" calcext:value-type="float">
            <text:p>258945</text:p>
          </table:table-cell>
          <table:table-cell office:value-type="float" office:value="140871" calcext:value-type="float">
            <text:p>140871</text:p>
          </table:table-cell>
          <table:table-cell office:value-type="float" office:value="118074" calcext:value-type="float">
            <text:p>118074</text:p>
          </table:table-cell>
          <table:table-cell office:value-type="float" office:value="3120" calcext:value-type="float">
            <text:p>3120</text:p>
          </table:table-cell>
          <table:table-cell office:value-type="float" office:value="2880" calcext:value-type="float">
            <text:p>2880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63447" calcext:value-type="float">
            <text:p>1863447</text:p>
          </table:table-cell>
          <table:table-cell office:value-type="float" office:value="774392" calcext:value-type="float">
            <text:p>774392</text:p>
          </table:table-cell>
          <table:table-cell office:value-type="float" office:value="1089055" calcext:value-type="float">
            <text:p>1089055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093526" calcext:value-type="float">
            <text:p>3093526</text:p>
          </table:table-cell>
          <table:table-cell table:number-columns-repeated="3"/>
          <table:table-cell office:value-type="float" office:value="1540593" calcext:value-type="float">
            <text:p>1540593</text:p>
          </table:table-cell>
          <table:table-cell office:value-type="float" office:value="807670" calcext:value-type="float">
            <text:p>807670</text:p>
          </table:table-cell>
          <table:table-cell office:value-type="float" office:value="732923" calcext:value-type="float">
            <text:p>732923</text:p>
          </table:table-cell>
          <table:table-cell office:value-type="float" office:value="29732" calcext:value-type="float">
            <text:p>29732</text:p>
          </table:table-cell>
          <table:table-cell office:value-type="float" office:value="12560" calcext:value-type="float">
            <text:p>12560</text:p>
          </table:table-cell>
          <table:table-cell office:value-type="float" office:value="17172" calcext:value-type="float">
            <text:p>17172</text:p>
          </table:table-cell>
          <table:table-cell office:value-type="float" office:value="79531" calcext:value-type="float">
            <text:p>79531</text:p>
          </table:table-cell>
          <table:table-cell office:value-type="float" office:value="43882" calcext:value-type="float">
            <text:p>43882</text:p>
          </table:table-cell>
          <table:table-cell office:value-type="float" office:value="35649" calcext:value-type="float">
            <text:p>35649</text:p>
          </table:table-cell>
          <table:table-cell office:value-type="float" office:value="1550" calcext:value-type="float">
            <text:p>1550</text:p>
          </table:table-cell>
          <table:table-cell office:value-type="float" office:value="1282" calcext:value-type="float">
            <text:p>1282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6058" calcext:value-type="float">
            <text:p>796058</text:p>
          </table:table-cell>
          <table:table-cell office:value-type="float" office:value="337639" calcext:value-type="float">
            <text:p>337639</text:p>
          </table:table-cell>
          <table:table-cell office:value-type="float" office:value="458419" calcext:value-type="float">
            <text:p>458419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892987" calcext:value-type="float">
            <text:p>2892987</text:p>
          </table:table-cell>
          <table:table-cell table:number-columns-repeated="3"/>
          <table:table-cell office:value-type="float" office:value="1371421" calcext:value-type="float">
            <text:p>1371421</text:p>
          </table:table-cell>
          <table:table-cell office:value-type="float" office:value="730410" calcext:value-type="float">
            <text:p>730410</text:p>
          </table:table-cell>
          <table:table-cell office:value-type="float" office:value="641011" calcext:value-type="float">
            <text:p>641011</text:p>
          </table:table-cell>
          <table:table-cell office:value-type="float" office:value="26072" calcext:value-type="float">
            <text:p>26072</text:p>
          </table:table-cell>
          <table:table-cell office:value-type="float" office:value="10309" calcext:value-type="float">
            <text:p>10309</text:p>
          </table:table-cell>
          <table:table-cell office:value-type="float" office:value="15763" calcext:value-type="float">
            <text:p>15763</text:p>
          </table:table-cell>
          <table:table-cell office:value-type="float" office:value="89777" calcext:value-type="float">
            <text:p>89777</text:p>
          </table:table-cell>
          <table:table-cell office:value-type="float" office:value="47650" calcext:value-type="float">
            <text:p>47650</text:p>
          </table:table-cell>
          <table:table-cell office:value-type="float" office:value="42127" calcext:value-type="float">
            <text:p>42127</text:p>
          </table:table-cell>
          <table:table-cell office:value-type="float" office:value="17583" calcext:value-type="float">
            <text:p>17583</text:p>
          </table:table-cell>
          <table:table-cell office:value-type="float" office:value="16335" calcext:value-type="float">
            <text:p>16335</text:p>
          </table:table-cell>
          <table:table-cell office:value-type="float" office:value="1248" calcext:value-type="float">
            <text:p>1248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float" office:value="741985" calcext:value-type="float">
            <text:p>741985</text:p>
          </table:table-cell>
          <table:table-cell office:value-type="float" office:value="305529" calcext:value-type="float">
            <text:p>305529</text:p>
          </table:table-cell>
          <table:table-cell office:value-type="float" office:value="436456" calcext:value-type="float">
            <text:p>43645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397353" calcext:value-type="float">
            <text:p>4397353</text:p>
          </table:table-cell>
          <table:table-cell table:number-columns-repeated="3"/>
          <table:table-cell office:value-type="float" office:value="1847245" calcext:value-type="float">
            <text:p>1847245</text:p>
          </table:table-cell>
          <table:table-cell office:value-type="float" office:value="969472" calcext:value-type="float">
            <text:p>969472</text:p>
          </table:table-cell>
          <table:table-cell office:value-type="float" office:value="877773" calcext:value-type="float">
            <text:p>877773</text:p>
          </table:table-cell>
          <table:table-cell office:value-type="float" office:value="40727" calcext:value-type="float">
            <text:p>40727</text:p>
          </table:table-cell>
          <table:table-cell office:value-type="float" office:value="17718" calcext:value-type="float">
            <text:p>17718</text:p>
          </table:table-cell>
          <table:table-cell office:value-type="float" office:value="23009" calcext:value-type="float">
            <text:p>23009</text:p>
          </table:table-cell>
          <table:table-cell office:value-type="float" office:value="172680" calcext:value-type="float">
            <text:p>172680</text:p>
          </table:table-cell>
          <table:table-cell office:value-type="float" office:value="95312" calcext:value-type="float">
            <text:p>95312</text:p>
          </table:table-cell>
          <table:table-cell office:value-type="float" office:value="77368" calcext:value-type="float">
            <text:p>77368</text:p>
          </table:table-cell>
          <table:table-cell office:value-type="float" office:value="15175" calcext:value-type="float">
            <text:p>15175</text:p>
          </table:table-cell>
          <table:table-cell office:value-type="float" office:value="14148" calcext:value-type="float">
            <text:p>14148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418177" calcext:value-type="float">
            <text:p>1418177</text:p>
          </table:table-cell>
          <table:table-cell office:value-type="float" office:value="605183" calcext:value-type="float">
            <text:p>605183</text:p>
          </table:table-cell>
          <table:table-cell office:value-type="float" office:value="812994" calcext:value-type="float">
            <text:p>81299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4625253" calcext:value-type="float">
            <text:p>4625253</text:p>
          </table:table-cell>
          <table:table-cell table:number-columns-repeated="3"/>
          <table:table-cell office:value-type="float" office:value="1970455" calcext:value-type="float">
            <text:p>1970455</text:p>
          </table:table-cell>
          <table:table-cell office:value-type="float" office:value="1023588" calcext:value-type="float">
            <text:p>1023588</text:p>
          </table:table-cell>
          <table:table-cell office:value-type="float" office:value="946867" calcext:value-type="float">
            <text:p>946867</text:p>
          </table:table-cell>
          <table:table-cell office:value-type="float" office:value="45518" calcext:value-type="float">
            <text:p>45518</text:p>
          </table:table-cell>
          <table:table-cell office:value-type="float" office:value="21283" calcext:value-type="float">
            <text:p>21283</text:p>
          </table:table-cell>
          <table:table-cell office:value-type="float" office:value="24235" calcext:value-type="float">
            <text:p>24235</text:p>
          </table:table-cell>
          <table:table-cell office:value-type="float" office:value="178789" calcext:value-type="float">
            <text:p>178789</text:p>
          </table:table-cell>
          <table:table-cell office:value-type="float" office:value="95060" calcext:value-type="float">
            <text:p>95060</text:p>
          </table:table-cell>
          <table:table-cell office:value-type="float" office:value="83729" calcext:value-type="float">
            <text:p>83729</text:p>
          </table:table-cell>
          <table:table-cell office:value-type="float" office:value="14872" calcext:value-type="float">
            <text:p>14872</text:p>
          </table:table-cell>
          <table:table-cell office:value-type="float" office:value="12955" calcext:value-type="float">
            <text:p>12955</text:p>
          </table:table-cell>
          <table:table-cell office:value-type="float" office:value="1917" calcext:value-type="float">
            <text:p>191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23635" calcext:value-type="float">
            <text:p>1423635</text:p>
          </table:table-cell>
          <table:table-cell office:value-type="float" office:value="602606" calcext:value-type="float">
            <text:p>602606</text:p>
          </table:table-cell>
          <table:table-cell office:value-type="float" office:value="821029" calcext:value-type="float">
            <text:p>82102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329100" calcext:value-type="float">
            <text:p>1329100</text:p>
          </table:table-cell>
          <table:table-cell table:number-columns-repeated="3"/>
          <table:table-cell office:value-type="float" office:value="633598" calcext:value-type="float">
            <text:p>633598</text:p>
          </table:table-cell>
          <table:table-cell office:value-type="float" office:value="321454" calcext:value-type="float">
            <text:p>321454</text:p>
          </table:table-cell>
          <table:table-cell office:value-type="float" office:value="312144" calcext:value-type="float">
            <text:p>312144</text:p>
          </table:table-cell>
          <table:table-cell office:value-type="float" office:value="14600" calcext:value-type="float">
            <text:p>14600</text:p>
          </table:table-cell>
          <table:table-cell office:value-type="float" office:value="6965" calcext:value-type="float">
            <text:p>6965</text:p>
          </table:table-cell>
          <table:table-cell office:value-type="float" office:value="7635" calcext:value-type="float">
            <text:p>7635</text:p>
          </table:table-cell>
          <table:table-cell office:value-type="float" office:value="47113" calcext:value-type="float">
            <text:p>47113</text:p>
          </table:table-cell>
          <table:table-cell office:value-type="float" office:value="27443" calcext:value-type="float">
            <text:p>27443</text:p>
          </table:table-cell>
          <table:table-cell office:value-type="float" office:value="19670" calcext:value-type="float">
            <text:p>19670</text:p>
          </table:table-cell>
          <table:table-cell office:value-type="float" office:value="1237" calcext:value-type="float">
            <text:p>1237</text:p>
          </table:table-cell>
          <table:table-cell office:value-type="float" office:value="1172" calcext:value-type="float">
            <text:p>117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076" calcext:value-type="float">
            <text:p>403076</text:p>
          </table:table-cell>
          <table:table-cell office:value-type="float" office:value="175618" calcext:value-type="float">
            <text:p>175618</text:p>
          </table:table-cell>
          <table:table-cell office:value-type="float" office:value="227458" calcext:value-type="float">
            <text:p>227458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5930538" calcext:value-type="float">
            <text:p>5930538</text:p>
          </table:table-cell>
          <table:table-cell table:number-columns-repeated="3"/>
          <table:table-cell office:value-type="float" office:value="2919944" calcext:value-type="float">
            <text:p>2919944</text:p>
          </table:table-cell>
          <table:table-cell office:value-type="float" office:value="1478718" calcext:value-type="float">
            <text:p>1478718</text:p>
          </table:table-cell>
          <table:table-cell office:value-type="float" office:value="1441226" calcext:value-type="float">
            <text:p>1441226</text:p>
          </table:table-cell>
          <table:table-cell office:value-type="float" office:value="60671" calcext:value-type="float">
            <text:p>60671</text:p>
          </table:table-cell>
          <table:table-cell office:value-type="float" office:value="23431" calcext:value-type="float">
            <text:p>23431</text:p>
          </table:table-cell>
          <table:table-cell office:value-type="float" office:value="37240" calcext:value-type="float">
            <text:p>37240</text:p>
          </table:table-cell>
          <table:table-cell office:value-type="float" office:value="238088" calcext:value-type="float">
            <text:p>238088</text:p>
          </table:table-cell>
          <table:table-cell office:value-type="float" office:value="125680" calcext:value-type="float">
            <text:p>125680</text:p>
          </table:table-cell>
          <table:table-cell office:value-type="float" office:value="112408" calcext:value-type="float">
            <text:p>112408</text:p>
          </table:table-cell>
          <table:table-cell office:value-type="float" office:value="26557" calcext:value-type="float">
            <text:p>26557</text:p>
          </table:table-cell>
          <table:table-cell office:value-type="float" office:value="21319" calcext:value-type="float">
            <text:p>21319</text:p>
          </table:table-cell>
          <table:table-cell office:value-type="float" office:value="5238" calcext:value-type="float">
            <text:p>5238</text:p>
          </table:table-cell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office:value-type="float" office:value="1493423" calcext:value-type="float">
            <text:p>1493423</text:p>
          </table:table-cell>
          <table:table-cell office:value-type="float" office:value="614395" calcext:value-type="float">
            <text:p>614395</text:p>
          </table:table-cell>
          <table:table-cell office:value-type="float" office:value="879028" calcext:value-type="float">
            <text:p>879028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705586" calcext:value-type="float">
            <text:p>6705586</text:p>
          </table:table-cell>
          <table:table-cell table:number-columns-repeated="3"/>
          <table:table-cell office:value-type="float" office:value="3331765" calcext:value-type="float">
            <text:p>3331765</text:p>
          </table:table-cell>
          <table:table-cell office:value-type="float" office:value="1693249" calcext:value-type="float">
            <text:p>1693249</text:p>
          </table:table-cell>
          <table:table-cell office:value-type="float" office:value="1638516" calcext:value-type="float">
            <text:p>1638516</text:p>
          </table:table-cell>
          <table:table-cell office:value-type="float" office:value="74571" calcext:value-type="float">
            <text:p>74571</text:p>
          </table:table-cell>
          <table:table-cell office:value-type="float" office:value="31673" calcext:value-type="float">
            <text:p>31673</text:p>
          </table:table-cell>
          <table:table-cell office:value-type="float" office:value="42898" calcext:value-type="float">
            <text:p>42898</text:p>
          </table:table-cell>
          <table:table-cell office:value-type="float" office:value="283229" calcext:value-type="float">
            <text:p>283229</text:p>
          </table:table-cell>
          <table:table-cell office:value-type="float" office:value="157164" calcext:value-type="float">
            <text:p>157164</text:p>
          </table:table-cell>
          <table:table-cell office:value-type="float" office:value="126065" calcext:value-type="float">
            <text:p>126065</text:p>
          </table:table-cell>
          <table:table-cell office:value-type="float" office:value="5043" calcext:value-type="float">
            <text:p>5043</text:p>
          </table:table-cell>
          <table:table-cell office:value-type="float" office:value="4519" calcext:value-type="float">
            <text:p>4519</text:p>
          </table:table-cell>
          <table:table-cell office:value-type="float" office:value="524" calcext:value-type="float">
            <text:p>524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786844" calcext:value-type="float">
            <text:p>1786844</text:p>
          </table:table-cell>
          <table:table-cell office:value-type="float" office:value="737102" calcext:value-type="float">
            <text:p>737102</text:p>
          </table:table-cell>
          <table:table-cell office:value-type="float" office:value="1049742" calcext:value-type="float">
            <text:p>1049742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9900571" calcext:value-type="float">
            <text:p>9900571</text:p>
          </table:table-cell>
          <table:table-cell table:number-columns-repeated="3"/>
          <table:table-cell office:value-type="float" office:value="4265737" calcext:value-type="float">
            <text:p>4265737</text:p>
          </table:table-cell>
          <table:table-cell office:value-type="float" office:value="2209435" calcext:value-type="float">
            <text:p>2209435</text:p>
          </table:table-cell>
          <table:table-cell office:value-type="float" office:value="2056302" calcext:value-type="float">
            <text:p>2056302</text:p>
          </table:table-cell>
          <table:table-cell office:value-type="float" office:value="96730" calcext:value-type="float">
            <text:p>96730</text:p>
          </table:table-cell>
          <table:table-cell office:value-type="float" office:value="40638" calcext:value-type="float">
            <text:p>40638</text:p>
          </table:table-cell>
          <table:table-cell office:value-type="float" office:value="56092" calcext:value-type="float">
            <text:p>56092</text:p>
          </table:table-cell>
          <table:table-cell office:value-type="float" office:value="483757" calcext:value-type="float">
            <text:p>483757</text:p>
          </table:table-cell>
          <table:table-cell office:value-type="float" office:value="267766" calcext:value-type="float">
            <text:p>267766</text:p>
          </table:table-cell>
          <table:table-cell office:value-type="float" office:value="215991" calcext:value-type="float">
            <text:p>215991</text:p>
          </table:table-cell>
          <table:table-cell office:value-type="float" office:value="3552" calcext:value-type="float">
            <text:p>3552</text:p>
          </table:table-cell>
          <table:table-cell office:value-type="float" office:value="2744" calcext:value-type="float">
            <text:p>274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075457" calcext:value-type="float">
            <text:p>3075457</text:p>
          </table:table-cell>
          <table:table-cell office:value-type="float" office:value="1328696" calcext:value-type="float">
            <text:p>1328696</text:p>
          </table:table-cell>
          <table:table-cell office:value-type="float" office:value="1746761" calcext:value-type="float">
            <text:p>1746761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419171" calcext:value-type="float">
            <text:p>5419171</text:p>
          </table:table-cell>
          <table:table-cell table:number-columns-repeated="3"/>
          <table:table-cell office:value-type="float" office:value="2777062" calcext:value-type="float">
            <text:p>2777062</text:p>
          </table:table-cell>
          <table:table-cell office:value-type="float" office:value="1442801" calcext:value-type="float">
            <text:p>1442801</text:p>
          </table:table-cell>
          <table:table-cell office:value-type="float" office:value="1334261" calcext:value-type="float">
            <text:p>1334261</text:p>
          </table:table-cell>
          <table:table-cell office:value-type="float" office:value="52229" calcext:value-type="float">
            <text:p>52229</text:p>
          </table:table-cell>
          <table:table-cell office:value-type="float" office:value="22153" calcext:value-type="float">
            <text:p>22153</text:p>
          </table:table-cell>
          <table:table-cell office:value-type="float" office:value="30076" calcext:value-type="float">
            <text:p>30076</text:p>
          </table:table-cell>
          <table:table-cell office:value-type="float" office:value="170298" calcext:value-type="float">
            <text:p>170298</text:p>
          </table:table-cell>
          <table:table-cell office:value-type="float" office:value="97706" calcext:value-type="float">
            <text:p>97706</text:p>
          </table:table-cell>
          <table:table-cell office:value-type="float" office:value="72592" calcext:value-type="float">
            <text:p>72592</text:p>
          </table:table-cell>
          <table:table-cell office:value-type="float" office:value="2309" calcext:value-type="float">
            <text:p>2309</text:p>
          </table:table-cell>
          <table:table-cell office:value-type="float" office:value="2086" calcext:value-type="float">
            <text:p>208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78941" calcext:value-type="float">
            <text:p>1278941</text:p>
          </table:table-cell>
          <table:table-cell office:value-type="float" office:value="545836" calcext:value-type="float">
            <text:p>545836</text:p>
          </table:table-cell>
          <table:table-cell office:value-type="float" office:value="733105" calcext:value-type="float">
            <text:p>733105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2988081" calcext:value-type="float">
            <text:p>2988081</text:p>
          </table:table-cell>
          <table:table-cell table:number-columns-repeated="3"/>
          <table:table-cell office:value-type="float" office:value="1179167" calcext:value-type="float">
            <text:p>1179167</text:p>
          </table:table-cell>
          <table:table-cell office:value-type="float" office:value="607791" calcext:value-type="float">
            <text:p>607791</text:p>
          </table:table-cell>
          <table:table-cell office:value-type="float" office:value="571376" calcext:value-type="float">
            <text:p>571376</text:p>
          </table:table-cell>
          <table:table-cell office:value-type="float" office:value="24597" calcext:value-type="float">
            <text:p>24597</text:p>
          </table:table-cell>
          <table:table-cell office:value-type="float" office:value="11165" calcext:value-type="float">
            <text:p>11165</text:p>
          </table:table-cell>
          <table:table-cell office:value-type="float" office:value="13432" calcext:value-type="float">
            <text:p>13432</text:p>
          </table:table-cell>
          <table:table-cell office:value-type="float" office:value="139409" calcext:value-type="float">
            <text:p>139409</text:p>
          </table:table-cell>
          <table:table-cell office:value-type="float" office:value="68716" calcext:value-type="float">
            <text:p>68716</text:p>
          </table:table-cell>
          <table:table-cell office:value-type="float" office:value="70693" calcext:value-type="float">
            <text:p>70693</text:p>
          </table:table-cell>
          <table:table-cell office:value-type="float" office:value="10600" calcext:value-type="float">
            <text:p>10600</text:p>
          </table:table-cell>
          <table:table-cell office:value-type="float" office:value="8645" calcext:value-type="float">
            <text:p>8645</text:p>
          </table:table-cell>
          <table:table-cell office:value-type="float" office:value="1955" calcext:value-type="float">
            <text:p>1955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979372" calcext:value-type="float">
            <text:p>979372</text:p>
          </table:table-cell>
          <table:table-cell office:value-type="float" office:value="421089" calcext:value-type="float">
            <text:p>421089</text:p>
          </table:table-cell>
          <table:table-cell office:value-type="float" office:value="558283" calcext:value-type="float">
            <text:p>558283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6045455" calcext:value-type="float">
            <text:p>6045455</text:p>
          </table:table-cell>
          <table:table-cell table:number-columns-repeated="3"/>
          <table:table-cell office:value-type="float" office:value="2750497" calcext:value-type="float">
            <text:p>2750497</text:p>
          </table:table-cell>
          <table:table-cell office:value-type="float" office:value="1421651" calcext:value-type="float">
            <text:p>1421651</text:p>
          </table:table-cell>
          <table:table-cell office:value-type="float" office:value="1328846" calcext:value-type="float">
            <text:p>1328846</text:p>
          </table:table-cell>
          <table:table-cell office:value-type="float" office:value="54221" calcext:value-type="float">
            <text:p>54221</text:p>
          </table:table-cell>
          <table:table-cell office:value-type="float" office:value="22969" calcext:value-type="float">
            <text:p>22969</text:p>
          </table:table-cell>
          <table:table-cell office:value-type="float" office:value="31252" calcext:value-type="float">
            <text:p>31252</text:p>
          </table:table-cell>
          <table:table-cell office:value-type="float" office:value="226774" calcext:value-type="float">
            <text:p>226774</text:p>
          </table:table-cell>
          <table:table-cell office:value-type="float" office:value="122759" calcext:value-type="float">
            <text:p>122759</text:p>
          </table:table-cell>
          <table:table-cell office:value-type="float" office:value="104015" calcext:value-type="float">
            <text:p>104015</text:p>
          </table:table-cell>
          <table:table-cell office:value-type="float" office:value="20821" calcext:value-type="float">
            <text:p>20821</text:p>
          </table:table-cell>
          <table:table-cell office:value-type="float" office:value="16717" calcext:value-type="float">
            <text:p>16717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753118" calcext:value-type="float">
            <text:p>1753118</text:p>
          </table:table-cell>
          <table:table-cell office:value-type="float" office:value="743928" calcext:value-type="float">
            <text:p>743928</text:p>
          </table:table-cell>
          <table:table-cell office:value-type="float" office:value="1009190" calcext:value-type="float">
            <text:p>100919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014699" calcext:value-type="float">
            <text:p>1014699</text:p>
          </table:table-cell>
          <table:table-cell table:number-columns-repeated="3"/>
          <table:table-cell office:value-type="float" office:value="471233" calcext:value-type="float">
            <text:p>471233</text:p>
          </table:table-cell>
          <table:table-cell office:value-type="float" office:value="249394" calcext:value-type="float">
            <text:p>249394</text:p>
          </table:table-cell>
          <table:table-cell office:value-type="float" office:value="221839" calcext:value-type="float">
            <text:p>221839</text:p>
          </table:table-cell>
          <table:table-cell office:value-type="float" office:value="10556" calcext:value-type="float">
            <text:p>10556</text:p>
          </table:table-cell>
          <table:table-cell office:value-type="float" office:value="4726" calcext:value-type="float">
            <text:p>4726</text:p>
          </table:table-cell>
          <table:table-cell office:value-type="float" office:value="5830" calcext:value-type="float">
            <text:p>5830</text:p>
          </table:table-cell>
          <table:table-cell office:value-type="float" office:value="33897" calcext:value-type="float">
            <text:p>33897</text:p>
          </table:table-cell>
          <table:table-cell office:value-type="float" office:value="19827" calcext:value-type="float">
            <text:p>19827</text:p>
          </table:table-cell>
          <table:table-cell office:value-type="float" office:value="14070" calcext:value-type="float">
            <text:p>14070</text:p>
          </table:table-cell>
          <table:table-cell office:value-type="float" office:value="3384" calcext:value-type="float">
            <text:p>3384</text:p>
          </table:table-cell>
          <table:table-cell office:value-type="float" office:value="2979" calcext:value-type="float">
            <text:p>2979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714" calcext:value-type="float">
            <text:p>295714</text:p>
          </table:table-cell>
          <table:table-cell office:value-type="float" office:value="130482" calcext:value-type="float">
            <text:p>130482</text:p>
          </table:table-cell>
          <table:table-cell office:value-type="float" office:value="165232" calcext:value-type="float">
            <text:p>165232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869365" calcext:value-type="float">
            <text:p>1869365</text:p>
          </table:table-cell>
          <table:table-cell table:number-columns-repeated="3"/>
          <table:table-cell office:value-type="float" office:value="955061" calcext:value-type="float">
            <text:p>955061</text:p>
          </table:table-cell>
          <table:table-cell office:value-type="float" office:value="502376" calcext:value-type="float">
            <text:p>502376</text:p>
          </table:table-cell>
          <table:table-cell office:value-type="float" office:value="452685" calcext:value-type="float">
            <text:p>452685</text:p>
          </table:table-cell>
          <table:table-cell office:value-type="float" office:value="16914" calcext:value-type="float">
            <text:p>16914</text:p>
          </table:table-cell>
          <table:table-cell office:value-type="float" office:value="6793" calcext:value-type="float">
            <text:p>6793</text:p>
          </table:table-cell>
          <table:table-cell office:value-type="float" office:value="10121" calcext:value-type="float">
            <text:p>10121</text:p>
          </table:table-cell>
          <table:table-cell office:value-type="float" office:value="46778" calcext:value-type="float">
            <text:p>46778</text:p>
          </table:table-cell>
          <table:table-cell office:value-type="float" office:value="24991" calcext:value-type="float">
            <text:p>24991</text:p>
          </table:table-cell>
          <table:table-cell office:value-type="float" office:value="21787" calcext:value-type="float">
            <text:p>21787</text:p>
          </table:table-cell>
          <table:table-cell office:value-type="float" office:value="5041" calcext:value-type="float">
            <text:p>5041</text:p>
          </table:table-cell>
          <table:table-cell office:value-type="float" office:value="4433" calcext:value-type="float">
            <text:p>4433</text:p>
          </table:table-cell>
          <table:table-cell office:value-type="float" office:value="608" calcext:value-type="float">
            <text:p>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182" calcext:value-type="float">
            <text:p>430182</text:p>
          </table:table-cell>
          <table:table-cell office:value-type="float" office:value="177211" calcext:value-type="float">
            <text:p>177211</text:p>
          </table:table-cell>
          <table:table-cell office:value-type="float" office:value="252971" calcext:value-type="float">
            <text:p>25297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798636" calcext:value-type="float">
            <text:p>2798636</text:p>
          </table:table-cell>
          <table:table-cell table:number-columns-repeated="3"/>
          <table:table-cell office:value-type="float" office:value="1241141" calcext:value-type="float">
            <text:p>1241141</text:p>
          </table:table-cell>
          <table:table-cell office:value-type="float" office:value="670119" calcext:value-type="float">
            <text:p>670119</text:p>
          </table:table-cell>
          <table:table-cell office:value-type="float" office:value="571022" calcext:value-type="float">
            <text:p>571022</text:p>
          </table:table-cell>
          <table:table-cell office:value-type="float" office:value="25273" calcext:value-type="float">
            <text:p>25273</text:p>
          </table:table-cell>
          <table:table-cell office:value-type="float" office:value="10105" calcext:value-type="float">
            <text:p>10105</text:p>
          </table:table-cell>
          <table:table-cell office:value-type="float" office:value="15168" calcext:value-type="float">
            <text:p>15168</text:p>
          </table:table-cell>
          <table:table-cell office:value-type="float" office:value="148376" calcext:value-type="float">
            <text:p>148376</text:p>
          </table:table-cell>
          <table:table-cell office:value-type="float" office:value="83270" calcext:value-type="float">
            <text:p>83270</text:p>
          </table:table-cell>
          <table:table-cell office:value-type="float" office:value="65106" calcext:value-type="float">
            <text:p>65106</text:p>
          </table:table-cell>
          <table:table-cell office:value-type="float" office:value="8659" calcext:value-type="float">
            <text:p>8659</text:p>
          </table:table-cell>
          <table:table-cell office:value-type="float" office:value="7351" calcext:value-type="float">
            <text:p>7351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7941" calcext:value-type="float">
            <text:p>787941</text:p>
          </table:table-cell>
          <table:table-cell office:value-type="float" office:value="337713" calcext:value-type="float">
            <text:p>337713</text:p>
          </table:table-cell>
          <table:table-cell office:value-type="float" office:value="450228" calcext:value-type="float">
            <text:p>450228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24201" calcext:value-type="float">
            <text:p>1324201</text:p>
          </table:table-cell>
          <table:table-cell table:number-columns-repeated="3"/>
          <table:table-cell office:value-type="float" office:value="681255" calcext:value-type="float">
            <text:p>681255</text:p>
          </table:table-cell>
          <table:table-cell office:value-type="float" office:value="355455" calcext:value-type="float">
            <text:p>355455</text:p>
          </table:table-cell>
          <table:table-cell office:value-type="float" office:value="325800" calcext:value-type="float">
            <text:p>325800</text:p>
          </table:table-cell>
          <table:table-cell office:value-type="float" office:value="18237" calcext:value-type="float">
            <text:p>18237</text:p>
          </table:table-cell>
          <table:table-cell office:value-type="float" office:value="7969" calcext:value-type="float">
            <text:p>7969</text:p>
          </table:table-cell>
          <table:table-cell office:value-type="float" office:value="10268" calcext:value-type="float">
            <text:p>10268</text:p>
          </table:table-cell>
          <table:table-cell office:value-type="float" office:value="41623" calcext:value-type="float">
            <text:p>41623</text:p>
          </table:table-cell>
          <table:table-cell office:value-type="float" office:value="23890" calcext:value-type="float">
            <text:p>23890</text:p>
          </table:table-cell>
          <table:table-cell office:value-type="float" office:value="17733" calcext:value-type="float">
            <text:p>17733</text:p>
          </table:table-cell>
          <table:table-cell office:value-type="float" office:value="1458" calcext:value-type="float">
            <text:p>1458</text:p>
          </table:table-cell>
          <table:table-cell office:value-type="float" office:value="1395" calcext:value-type="float">
            <text:p>139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541" calcext:value-type="float">
            <text:p>345541</text:p>
          </table:table-cell>
          <table:table-cell office:value-type="float" office:value="144121" calcext:value-type="float">
            <text:p>144121</text:p>
          </table:table-cell>
          <table:table-cell office:value-type="float" office:value="201420" calcext:value-type="float">
            <text:p>201420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904414" calcext:value-type="float">
            <text:p>8904414</text:p>
          </table:table-cell>
          <table:table-cell table:number-columns-repeated="3"/>
          <table:table-cell office:value-type="float" office:value="4180368" calcext:value-type="float">
            <text:p>4180368</text:p>
          </table:table-cell>
          <table:table-cell office:value-type="float" office:value="2205828" calcext:value-type="float">
            <text:p>2205828</text:p>
          </table:table-cell>
          <table:table-cell office:value-type="float" office:value="1974540" calcext:value-type="float">
            <text:p>1974540</text:p>
          </table:table-cell>
          <table:table-cell office:value-type="float" office:value="98919" calcext:value-type="float">
            <text:p>98919</text:p>
          </table:table-cell>
          <table:table-cell office:value-type="float" office:value="39747" calcext:value-type="float">
            <text:p>39747</text:p>
          </table:table-cell>
          <table:table-cell office:value-type="float" office:value="59172" calcext:value-type="float">
            <text:p>59172</text:p>
          </table:table-cell>
          <table:table-cell office:value-type="float" office:value="411992" calcext:value-type="float">
            <text:p>411992</text:p>
          </table:table-cell>
          <table:table-cell office:value-type="float" office:value="216293" calcext:value-type="float">
            <text:p>216293</text:p>
          </table:table-cell>
          <table:table-cell office:value-type="float" office:value="195699" calcext:value-type="float">
            <text:p>195699</text:p>
          </table:table-cell>
          <table:table-cell office:value-type="float" office:value="7718" calcext:value-type="float">
            <text:p>7718</text:p>
          </table:table-cell>
          <table:table-cell office:value-type="float" office:value="6554" calcext:value-type="float">
            <text:p>655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20993" calcext:value-type="float">
            <text:p>2420993</text:p>
          </table:table-cell>
          <table:table-cell office:value-type="float" office:value="964033" calcext:value-type="float">
            <text:p>964033</text:p>
          </table:table-cell>
          <table:table-cell office:value-type="float" office:value="1456960" calcext:value-type="float">
            <text:p>145696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084117" calcext:value-type="float">
            <text:p>2084117</text:p>
          </table:table-cell>
          <table:table-cell table:number-columns-repeated="3"/>
          <table:table-cell office:value-type="float" office:value="861027" calcext:value-type="float">
            <text:p>861027</text:p>
          </table:table-cell>
          <table:table-cell office:value-type="float" office:value="453935" calcext:value-type="float">
            <text:p>453935</text:p>
          </table:table-cell>
          <table:table-cell office:value-type="float" office:value="407092" calcext:value-type="float">
            <text:p>407092</text:p>
          </table:table-cell>
          <table:table-cell office:value-type="float" office:value="14073" calcext:value-type="float">
            <text:p>14073</text:p>
          </table:table-cell>
          <table:table-cell office:value-type="float" office:value="6502" calcext:value-type="float">
            <text:p>6502</text:p>
          </table:table-cell>
          <table:table-cell office:value-type="float" office:value="7571" calcext:value-type="float">
            <text:p>7571</text:p>
          </table:table-cell>
          <table:table-cell office:value-type="float" office:value="89662" calcext:value-type="float">
            <text:p>89662</text:p>
          </table:table-cell>
          <table:table-cell office:value-type="float" office:value="48614" calcext:value-type="float">
            <text:p>48614</text:p>
          </table:table-cell>
          <table:table-cell office:value-type="float" office:value="41048" calcext:value-type="float">
            <text:p>41048</text:p>
          </table:table-cell>
          <table:table-cell office:value-type="float" office:value="8851" calcext:value-type="float">
            <text:p>8851</text:p>
          </table:table-cell>
          <table:table-cell office:value-type="float" office:value="7301" calcext:value-type="float">
            <text:p>7301</text:p>
          </table:table-cell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0305" calcext:value-type="float">
            <text:p>660305</text:p>
          </table:table-cell>
          <table:table-cell office:value-type="float" office:value="286331" calcext:value-type="float">
            <text:p>286331</text:p>
          </table:table-cell>
          <table:table-cell office:value-type="float" office:value="373974" calcext:value-type="float">
            <text:p>373974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673174" calcext:value-type="float">
            <text:p>19673174</text:p>
          </table:table-cell>
          <table:table-cell table:number-columns-repeated="3"/>
          <table:table-cell office:value-type="float" office:value="9042241" calcext:value-type="float">
            <text:p>9042241</text:p>
          </table:table-cell>
          <table:table-cell office:value-type="float" office:value="4674650" calcext:value-type="float">
            <text:p>4674650</text:p>
          </table:table-cell>
          <table:table-cell office:value-type="float" office:value="4367591" calcext:value-type="float">
            <text:p>4367591</text:p>
          </table:table-cell>
          <table:table-cell office:value-type="float" office:value="211887" calcext:value-type="float">
            <text:p>211887</text:p>
          </table:table-cell>
          <table:table-cell office:value-type="float" office:value="83703" calcext:value-type="float">
            <text:p>83703</text:p>
          </table:table-cell>
          <table:table-cell office:value-type="float" office:value="128184" calcext:value-type="float">
            <text:p>128184</text:p>
          </table:table-cell>
          <table:table-cell office:value-type="float" office:value="827794" calcext:value-type="float">
            <text:p>827794</text:p>
          </table:table-cell>
          <table:table-cell office:value-type="float" office:value="446507" calcext:value-type="float">
            <text:p>446507</text:p>
          </table:table-cell>
          <table:table-cell office:value-type="float" office:value="381287" calcext:value-type="float">
            <text:p>381287</text:p>
          </table:table-cell>
          <table:table-cell office:value-type="float" office:value="22670" calcext:value-type="float">
            <text:p>22670</text:p>
          </table:table-cell>
          <table:table-cell office:value-type="float" office:value="20167" calcext:value-type="float">
            <text:p>20167</text:p>
          </table:table-cell>
          <table:table-cell office:value-type="float" office:value="2503" calcext:value-type="float">
            <text:p>2503</text:p>
          </table:table-cell>
          <table:table-cell office:value-type="float" office:value="741" calcext:value-type="float">
            <text:p>741</text:p>
          </table:table-cell>
          <table:table-cell office:value-type="float" office:value="651" calcext:value-type="float">
            <text:p>651</text:p>
          </table:table-cell>
          <table:table-cell office:value-type="float" office:value="90" calcext:value-type="float">
            <text:p>90</text:p>
          </table:table-cell>
          <table:table-cell office:value-type="float" office:value="5816735" calcext:value-type="float">
            <text:p>5816735</text:p>
          </table:table-cell>
          <table:table-cell office:value-type="float" office:value="2394019" calcext:value-type="float">
            <text:p>2394019</text:p>
          </table:table-cell>
          <table:table-cell office:value-type="float" office:value="3422716" calcext:value-type="float">
            <text:p>3422716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9845333" calcext:value-type="float">
            <text:p>9845333</text:p>
          </table:table-cell>
          <table:table-cell table:number-columns-repeated="3"/>
          <table:table-cell office:value-type="float" office:value="4280267" calcext:value-type="float">
            <text:p>4280267</text:p>
          </table:table-cell>
          <table:table-cell office:value-type="float" office:value="2218926" calcext:value-type="float">
            <text:p>2218926</text:p>
          </table:table-cell>
          <table:table-cell office:value-type="float" office:value="2061341" calcext:value-type="float">
            <text:p>2061341</text:p>
          </table:table-cell>
          <table:table-cell office:value-type="float" office:value="92536" calcext:value-type="float">
            <text:p>92536</text:p>
          </table:table-cell>
          <table:table-cell office:value-type="float" office:value="38024" calcext:value-type="float">
            <text:p>38024</text:p>
          </table:table-cell>
          <table:table-cell office:value-type="float" office:value="54512" calcext:value-type="float">
            <text:p>54512</text:p>
          </table:table-cell>
          <table:table-cell office:value-type="float" office:value="449184" calcext:value-type="float">
            <text:p>449184</text:p>
          </table:table-cell>
          <table:table-cell office:value-type="float" office:value="230827" calcext:value-type="float">
            <text:p>230827</text:p>
          </table:table-cell>
          <table:table-cell office:value-type="float" office:value="218357" calcext:value-type="float">
            <text:p>218357</text:p>
          </table:table-cell>
          <table:table-cell office:value-type="float" office:value="82152" calcext:value-type="float">
            <text:p>82152</text:p>
          </table:table-cell>
          <table:table-cell office:value-type="float" office:value="74591" calcext:value-type="float">
            <text:p>74591</text:p>
          </table:table-cell>
          <table:table-cell office:value-type="float" office:value="7561" calcext:value-type="float">
            <text:p>7561</text:p>
          </table:table-cell>
          <table:table-cell office:value-type="float" office:value="331" calcext:value-type="float">
            <text:p>331</text:p>
          </table:table-cell>
          <table:table-cell office:value-type="float" office:value="293" calcext:value-type="float">
            <text:p>293</text:p>
          </table:table-cell>
          <table:table-cell office:value-type="float" office:value="38" calcext:value-type="float">
            <text:p>38</text:p>
          </table:table-cell>
          <table:table-cell office:value-type="float" office:value="2907407" calcext:value-type="float">
            <text:p>2907407</text:p>
          </table:table-cell>
          <table:table-cell office:value-type="float" office:value="1194083" calcext:value-type="float">
            <text:p>1194083</text:p>
          </table:table-cell>
          <table:table-cell office:value-type="float" office:value="1713324" calcext:value-type="float">
            <text:p>171332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721640" calcext:value-type="float">
            <text:p>721640</text:p>
          </table:table-cell>
          <table:table-cell table:number-columns-repeated="3"/>
          <table:table-cell office:value-type="float" office:value="377700" calcext:value-type="float">
            <text:p>377700</text:p>
          </table:table-cell>
          <table:table-cell office:value-type="float" office:value="206271" calcext:value-type="float">
            <text:p>206271</text:p>
          </table:table-cell>
          <table:table-cell office:value-type="float" office:value="171429" calcext:value-type="float">
            <text:p>171429</text:p>
          </table:table-cell>
          <table:table-cell office:value-type="float" office:value="7703" calcext:value-type="float">
            <text:p>7703</text:p>
          </table:table-cell>
          <table:table-cell office:value-type="float" office:value="3349" calcext:value-type="float">
            <text:p>3349</text:p>
          </table:table-cell>
          <table:table-cell office:value-type="float" office:value="4354" calcext:value-type="float">
            <text:p>4354</text:p>
          </table:table-cell>
          <table:table-cell office:value-type="float" office:value="11590" calcext:value-type="float">
            <text:p>11590</text:p>
          </table:table-cell>
          <table:table-cell office:value-type="float" office:value="6986" calcext:value-type="float">
            <text:p>6986</text:p>
          </table:table-cell>
          <table:table-cell office:value-type="float" office:value="4604" calcext:value-type="float">
            <text:p>4604</text:p>
          </table:table-cell>
          <table:table-cell office:value-type="float" office:value="5656" calcext:value-type="float">
            <text:p>5656</text:p>
          </table:table-cell>
          <table:table-cell office:value-type="float" office:value="5300" calcext:value-type="float">
            <text:p>530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2805" calcext:value-type="float">
            <text:p>172805</text:p>
          </table:table-cell>
          <table:table-cell office:value-type="float" office:value="72156" calcext:value-type="float">
            <text:p>72156</text:p>
          </table:table-cell>
          <table:table-cell office:value-type="float" office:value="100649" calcext:value-type="float">
            <text:p>100649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1575977" calcext:value-type="float">
            <text:p>11575977</text:p>
          </table:table-cell>
          <table:table-cell table:number-columns-repeated="3"/>
          <table:table-cell office:value-type="float" office:value="5254764" calcext:value-type="float">
            <text:p>5254764</text:p>
          </table:table-cell>
          <table:table-cell office:value-type="float" office:value="2722896" calcext:value-type="float">
            <text:p>2722896</text:p>
          </table:table-cell>
          <table:table-cell office:value-type="float" office:value="2531868" calcext:value-type="float">
            <text:p>2531868</text:p>
          </table:table-cell>
          <table:table-cell office:value-type="float" office:value="112337" calcext:value-type="float">
            <text:p>112337</text:p>
          </table:table-cell>
          <table:table-cell office:value-type="float" office:value="46419" calcext:value-type="float">
            <text:p>46419</text:p>
          </table:table-cell>
          <table:table-cell office:value-type="float" office:value="65918" calcext:value-type="float">
            <text:p>65918</text:p>
          </table:table-cell>
          <table:table-cell office:value-type="float" office:value="478929" calcext:value-type="float">
            <text:p>478929</text:p>
          </table:table-cell>
          <table:table-cell office:value-type="float" office:value="261861" calcext:value-type="float">
            <text:p>261861</text:p>
          </table:table-cell>
          <table:table-cell office:value-type="float" office:value="217068" calcext:value-type="float">
            <text:p>217068</text:p>
          </table:table-cell>
          <table:table-cell office:value-type="float" office:value="7653" calcext:value-type="float">
            <text:p>7653</text:p>
          </table:table-cell>
          <table:table-cell office:value-type="float" office:value="6460" calcext:value-type="float">
            <text:p>6460</text:p>
          </table:table-cell>
          <table:table-cell office:value-type="float" office:value="1193" calcext:value-type="float">
            <text:p>119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375844" calcext:value-type="float">
            <text:p>3375844</text:p>
          </table:table-cell>
          <table:table-cell office:value-type="float" office:value="1423426" calcext:value-type="float">
            <text:p>1423426</text:p>
          </table:table-cell>
          <table:table-cell office:value-type="float" office:value="1952418" calcext:value-type="float">
            <text:p>195241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849733" calcext:value-type="float">
            <text:p>3849733</text:p>
          </table:table-cell>
          <table:table-cell table:number-columns-repeated="3"/>
          <table:table-cell office:value-type="float" office:value="1690444" calcext:value-type="float">
            <text:p>1690444</text:p>
          </table:table-cell>
          <table:table-cell office:value-type="float" office:value="910330" calcext:value-type="float">
            <text:p>910330</text:p>
          </table:table-cell>
          <table:table-cell office:value-type="float" office:value="780114" calcext:value-type="float">
            <text:p>780114</text:p>
          </table:table-cell>
          <table:table-cell office:value-type="float" office:value="31101" calcext:value-type="float">
            <text:p>31101</text:p>
          </table:table-cell>
          <table:table-cell office:value-type="float" office:value="14357" calcext:value-type="float">
            <text:p>14357</text:p>
          </table:table-cell>
          <table:table-cell office:value-type="float" office:value="16744" calcext:value-type="float">
            <text:p>16744</text:p>
          </table:table-cell>
          <table:table-cell office:value-type="float" office:value="115007" calcext:value-type="float">
            <text:p>115007</text:p>
          </table:table-cell>
          <table:table-cell office:value-type="float" office:value="60118" calcext:value-type="float">
            <text:p>60118</text:p>
          </table:table-cell>
          <table:table-cell office:value-type="float" office:value="54889" calcext:value-type="float">
            <text:p>54889</text:p>
          </table:table-cell>
          <table:table-cell office:value-type="float" office:value="17129" calcext:value-type="float">
            <text:p>17129</text:p>
          </table:table-cell>
          <table:table-cell office:value-type="float" office:value="14143" calcext:value-type="float">
            <text:p>14143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150350" calcext:value-type="float">
            <text:p>1150350</text:p>
          </table:table-cell>
          <table:table-cell office:value-type="float" office:value="474826" calcext:value-type="float">
            <text:p>474826</text:p>
          </table:table-cell>
          <table:table-cell office:value-type="float" office:value="675524" calcext:value-type="float">
            <text:p>675524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3939233" calcext:value-type="float">
            <text:p>3939233</text:p>
          </table:table-cell>
          <table:table-cell table:number-columns-repeated="3"/>
          <table:table-cell office:value-type="float" office:value="1748573" calcext:value-type="float">
            <text:p>1748573</text:p>
          </table:table-cell>
          <table:table-cell office:value-type="float" office:value="917743" calcext:value-type="float">
            <text:p>917743</text:p>
          </table:table-cell>
          <table:table-cell office:value-type="float" office:value="830830" calcext:value-type="float">
            <text:p>830830</text:p>
          </table:table-cell>
          <table:table-cell office:value-type="float" office:value="41165" calcext:value-type="float">
            <text:p>41165</text:p>
          </table:table-cell>
          <table:table-cell office:value-type="float" office:value="17256" calcext:value-type="float">
            <text:p>17256</text:p>
          </table:table-cell>
          <table:table-cell office:value-type="float" office:value="23909" calcext:value-type="float">
            <text:p>23909</text:p>
          </table:table-cell>
          <table:table-cell office:value-type="float" office:value="185442" calcext:value-type="float">
            <text:p>185442</text:p>
          </table:table-cell>
          <table:table-cell office:value-type="float" office:value="104463" calcext:value-type="float">
            <text:p>104463</text:p>
          </table:table-cell>
          <table:table-cell office:value-type="float" office:value="80979" calcext:value-type="float">
            <text:p>80979</text:p>
          </table:table-cell>
          <table:table-cell office:value-type="float" office:value="2037" calcext:value-type="float">
            <text:p>2037</text:p>
          </table:table-cell>
          <table:table-cell office:value-type="float" office:value="1794" calcext:value-type="float">
            <text:p>1794</text:p>
          </table:table-cell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200115" calcext:value-type="float">
            <text:p>1200115</text:p>
          </table:table-cell>
          <table:table-cell office:value-type="float" office:value="517011" calcext:value-type="float">
            <text:p>517011</text:p>
          </table:table-cell>
          <table:table-cell office:value-type="float" office:value="683104" calcext:value-type="float">
            <text:p>683104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2779559" calcext:value-type="float">
            <text:p>12779559</text:p>
          </table:table-cell>
          <table:table-cell table:number-columns-repeated="3"/>
          <table:table-cell office:value-type="float" office:value="5864200" calcext:value-type="float">
            <text:p>5864200</text:p>
          </table:table-cell>
          <table:table-cell office:value-type="float" office:value="3043849" calcext:value-type="float">
            <text:p>3043849</text:p>
          </table:table-cell>
          <table:table-cell office:value-type="float" office:value="2820351" calcext:value-type="float">
            <text:p>2820351</text:p>
          </table:table-cell>
          <table:table-cell office:value-type="float" office:value="126250" calcext:value-type="float">
            <text:p>126250</text:p>
          </table:table-cell>
          <table:table-cell office:value-type="float" office:value="52722" calcext:value-type="float">
            <text:p>52722</text:p>
          </table:table-cell>
          <table:table-cell office:value-type="float" office:value="73528" calcext:value-type="float">
            <text:p>73528</text:p>
          </table:table-cell>
          <table:table-cell office:value-type="float" office:value="518601" calcext:value-type="float">
            <text:p>518601</text:p>
          </table:table-cell>
          <table:table-cell office:value-type="float" office:value="286608" calcext:value-type="float">
            <text:p>286608</text:p>
          </table:table-cell>
          <table:table-cell office:value-type="float" office:value="231993" calcext:value-type="float">
            <text:p>231993</text:p>
          </table:table-cell>
          <table:table-cell office:value-type="float" office:value="4958" calcext:value-type="float">
            <text:p>4958</text:p>
          </table:table-cell>
          <table:table-cell office:value-type="float" office:value="4328" calcext:value-type="float">
            <text:p>4328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72970" calcext:value-type="float">
            <text:p>3872970</text:p>
          </table:table-cell>
          <table:table-cell office:value-type="float" office:value="1631585" calcext:value-type="float">
            <text:p>1631585</text:p>
          </table:table-cell>
          <table:table-cell office:value-type="float" office:value="2241385" calcext:value-type="float">
            <text:p>2241385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3662" calcext:value-type="float">
            <text:p>1053662</text:p>
          </table:table-cell>
          <table:table-cell table:number-columns-repeated="3"/>
          <table:table-cell office:value-type="float" office:value="504281" calcext:value-type="float">
            <text:p>504281</text:p>
          </table:table-cell>
          <table:table-cell office:value-type="float" office:value="257170" calcext:value-type="float">
            <text:p>257170</text:p>
          </table:table-cell>
          <table:table-cell office:value-type="float" office:value="247111" calcext:value-type="float">
            <text:p>247111</text:p>
          </table:table-cell>
          <table:table-cell office:value-type="float" office:value="14070" calcext:value-type="float">
            <text:p>14070</text:p>
          </table:table-cell>
          <table:table-cell office:value-type="float" office:value="5626" calcext:value-type="float">
            <text:p>5626</text:p>
          </table:table-cell>
          <table:table-cell office:value-type="float" office:value="8444" calcext:value-type="float">
            <text:p>8444</text:p>
          </table:table-cell>
          <table:table-cell office:value-type="float" office:value="47916" calcext:value-type="float">
            <text:p>47916</text:p>
          </table:table-cell>
          <table:table-cell office:value-type="float" office:value="25822" calcext:value-type="float">
            <text:p>25822</text:p>
          </table:table-cell>
          <table:table-cell office:value-type="float" office:value="22094" calcext:value-type="float">
            <text:p>22094</text:p>
          </table:table-cell>
          <table:table-cell office:value-type="float" office:value="2615" calcext:value-type="float">
            <text:p>2615</text:p>
          </table:table-cell>
          <table:table-cell office:value-type="float" office:value="2294" calcext:value-type="float">
            <text:p>2294</text:p>
          </table:table-cell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96181" calcext:value-type="float">
            <text:p>296181</text:p>
          </table:table-cell>
          <table:table-cell office:value-type="float" office:value="123276" calcext:value-type="float">
            <text:p>123276</text:p>
          </table:table-cell>
          <table:table-cell office:value-type="float" office:value="172905" calcext:value-type="float">
            <text:p>172905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4777576" calcext:value-type="float">
            <text:p>4777576</text:p>
          </table:table-cell>
          <table:table-cell table:number-columns-repeated="3"/>
          <table:table-cell office:value-type="float" office:value="2031832" calcext:value-type="float">
            <text:p>2031832</text:p>
          </table:table-cell>
          <table:table-cell office:value-type="float" office:value="1051348" calcext:value-type="float">
            <text:p>1051348</text:p>
          </table:table-cell>
          <table:table-cell office:value-type="float" office:value="980484" calcext:value-type="float">
            <text:p>980484</text:p>
          </table:table-cell>
          <table:table-cell office:value-type="float" office:value="43395" calcext:value-type="float">
            <text:p>43395</text:p>
          </table:table-cell>
          <table:table-cell office:value-type="float" office:value="17631" calcext:value-type="float">
            <text:p>17631</text:p>
          </table:table-cell>
          <table:table-cell office:value-type="float" office:value="25764" calcext:value-type="float">
            <text:p>25764</text:p>
          </table:table-cell>
          <table:table-cell office:value-type="float" office:value="220580" calcext:value-type="float">
            <text:p>220580</text:p>
          </table:table-cell>
          <table:table-cell office:value-type="float" office:value="114603" calcext:value-type="float">
            <text:p>114603</text:p>
          </table:table-cell>
          <table:table-cell office:value-type="float" office:value="105977" calcext:value-type="float">
            <text:p>105977</text:p>
          </table:table-cell>
          <table:table-cell office:value-type="float" office:value="30301" calcext:value-type="float">
            <text:p>30301</text:p>
          </table:table-cell>
          <table:table-cell office:value-type="float" office:value="24964" calcext:value-type="float">
            <text:p>24964</text:p>
          </table:table-cell>
          <table:table-cell office:value-type="float" office:value="5337" calcext:value-type="float">
            <text:p>5337</text:p>
          </table:table-cell>
          <table:table-cell office:value-type="float" office:value="375" calcext:value-type="float">
            <text:p>375</text:p>
          </table:table-cell>
          <table:table-cell office:value-type="float" office:value="272" calcext:value-type="float">
            <text:p>272</text:p>
          </table:table-cell>
          <table:table-cell office:value-type="float" office:value="103" calcext:value-type="float">
            <text:p>103</text:p>
          </table:table-cell>
          <table:table-cell office:value-type="float" office:value="1490173" calcext:value-type="float">
            <text:p>1490173</text:p>
          </table:table-cell>
          <table:table-cell office:value-type="float" office:value="624883" calcext:value-type="float">
            <text:p>624883</text:p>
          </table:table-cell>
          <table:table-cell office:value-type="float" office:value="865290" calcext:value-type="float">
            <text:p>865290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843190" calcext:value-type="float">
            <text:p>843190</text:p>
          </table:table-cell>
          <table:table-cell table:number-columns-repeated="3"/>
          <table:table-cell office:value-type="float" office:value="419199" calcext:value-type="float">
            <text:p>419199</text:p>
          </table:table-cell>
          <table:table-cell office:value-type="float" office:value="220578" calcext:value-type="float">
            <text:p>220578</text:p>
          </table:table-cell>
          <table:table-cell office:value-type="float" office:value="198621" calcext:value-type="float">
            <text:p>198621</text:p>
          </table:table-cell>
          <table:table-cell office:value-type="float" office:value="9265" calcext:value-type="float">
            <text:p>9265</text:p>
          </table:table-cell>
          <table:table-cell office:value-type="float" office:value="3518" calcext:value-type="float">
            <text:p>3518</text:p>
          </table:table-cell>
          <table:table-cell office:value-type="float" office:value="5747" calcext:value-type="float">
            <text:p>5747</text:p>
          </table:table-cell>
          <table:table-cell office:value-type="float" office:value="19605" calcext:value-type="float">
            <text:p>19605</text:p>
          </table:table-cell>
          <table:table-cell office:value-type="float" office:value="11031" calcext:value-type="float">
            <text:p>11031</text:p>
          </table:table-cell>
          <table:table-cell office:value-type="float" office:value="8574" calcext:value-type="float">
            <text:p>8574</text:p>
          </table:table-cell>
          <table:table-cell office:value-type="float" office:value="3062" calcext:value-type="float">
            <text:p>3062</text:p>
          </table:table-cell>
          <table:table-cell office:value-type="float" office:value="2567" calcext:value-type="float">
            <text:p>2567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6253" calcext:value-type="float">
            <text:p>206253</text:p>
          </table:table-cell>
          <table:table-cell office:value-type="float" office:value="89068" calcext:value-type="float">
            <text:p>89068</text:p>
          </table:table-cell>
          <table:table-cell office:value-type="float" office:value="117185" calcext:value-type="float">
            <text:p>117185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499615" calcext:value-type="float">
            <text:p>6499615</text:p>
          </table:table-cell>
          <table:table-cell table:number-columns-repeated="3"/>
          <table:table-cell office:value-type="float" office:value="2816848" calcext:value-type="float">
            <text:p>2816848</text:p>
          </table:table-cell>
          <table:table-cell office:value-type="float" office:value="1473631" calcext:value-type="float">
            <text:p>1473631</text:p>
          </table:table-cell>
          <table:table-cell office:value-type="float" office:value="1343217" calcext:value-type="float">
            <text:p>1343217</text:p>
          </table:table-cell>
          <table:table-cell office:value-type="float" office:value="62946" calcext:value-type="float">
            <text:p>62946</text:p>
          </table:table-cell>
          <table:table-cell office:value-type="float" office:value="27217" calcext:value-type="float">
            <text:p>27217</text:p>
          </table:table-cell>
          <table:table-cell office:value-type="float" office:value="35729" calcext:value-type="float">
            <text:p>35729</text:p>
          </table:table-cell>
          <table:table-cell office:value-type="float" office:value="267674" calcext:value-type="float">
            <text:p>267674</text:p>
          </table:table-cell>
          <table:table-cell office:value-type="float" office:value="137991" calcext:value-type="float">
            <text:p>137991</text:p>
          </table:table-cell>
          <table:table-cell office:value-type="float" office:value="129683" calcext:value-type="float">
            <text:p>129683</text:p>
          </table:table-cell>
          <table:table-cell office:value-type="float" office:value="16989" calcext:value-type="float">
            <text:p>16989</text:p>
          </table:table-cell>
          <table:table-cell office:value-type="float" office:value="15010" calcext:value-type="float">
            <text:p>15010</text:p>
          </table:table-cell>
          <table:table-cell office:value-type="float" office:value="1979" calcext:value-type="float">
            <text:p>1979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 office:value-type="float" office:value="2009614" calcext:value-type="float">
            <text:p>2009614</text:p>
          </table:table-cell>
          <table:table-cell office:value-type="float" office:value="836114" calcext:value-type="float">
            <text:p>836114</text:p>
          </table:table-cell>
          <table:table-cell office:value-type="float" office:value="1173500" calcext:value-type="float">
            <text:p>11735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6538614" calcext:value-type="float">
            <text:p>26538614</text:p>
          </table:table-cell>
          <table:table-cell table:number-columns-repeated="3"/>
          <table:table-cell office:value-type="float" office:value="11863723" calcext:value-type="float">
            <text:p>11863723</text:p>
          </table:table-cell>
          <table:table-cell office:value-type="float" office:value="6484559" calcext:value-type="float">
            <text:p>6484559</text:p>
          </table:table-cell>
          <table:table-cell office:value-type="float" office:value="5379164" calcext:value-type="float">
            <text:p>5379164</text:p>
          </table:table-cell>
          <table:table-cell office:value-type="float" office:value="220229" calcext:value-type="float">
            <text:p>220229</text:p>
          </table:table-cell>
          <table:table-cell office:value-type="float" office:value="95131" calcext:value-type="float">
            <text:p>95131</text:p>
          </table:table-cell>
          <table:table-cell office:value-type="float" office:value="125098" calcext:value-type="float">
            <text:p>125098</text:p>
          </table:table-cell>
          <table:table-cell office:value-type="float" office:value="912565" calcext:value-type="float">
            <text:p>912565</text:p>
          </table:table-cell>
          <table:table-cell office:value-type="float" office:value="484578" calcext:value-type="float">
            <text:p>484578</text:p>
          </table:table-cell>
          <table:table-cell office:value-type="float" office:value="427987" calcext:value-type="float">
            <text:p>427987</text:p>
          </table:table-cell>
          <table:table-cell office:value-type="float" office:value="94829" calcext:value-type="float">
            <text:p>94829</text:p>
          </table:table-cell>
          <table:table-cell office:value-type="float" office:value="81102" calcext:value-type="float">
            <text:p>81102</text:p>
          </table:table-cell>
          <table:table-cell office:value-type="float" office:value="13727" calcext:value-type="float">
            <text:p>13727</text:p>
          </table:table-cell>
          <table:table-cell office:value-type="float" office:value="1123" calcext:value-type="float">
            <text:p>1123</text:p>
          </table:table-cell>
          <table:table-cell office:value-type="float" office:value="873" calcext:value-type="float">
            <text:p>873</text:p>
          </table:table-cell>
          <table:table-cell office:value-type="float" office:value="250" calcext:value-type="float">
            <text:p>250</text:p>
          </table:table-cell>
          <table:table-cell office:value-type="float" office:value="7149404" calcext:value-type="float">
            <text:p>7149404</text:p>
          </table:table-cell>
          <table:table-cell office:value-type="float" office:value="2813557" calcext:value-type="float">
            <text:p>2813557</text:p>
          </table:table-cell>
          <table:table-cell office:value-type="float" office:value="4335847" calcext:value-type="float">
            <text:p>4335847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903379" calcext:value-type="float">
            <text:p>2903379</text:p>
          </table:table-cell>
          <table:table-cell table:number-columns-repeated="3"/>
          <table:table-cell office:value-type="float" office:value="1313441" calcext:value-type="float">
            <text:p>1313441</text:p>
          </table:table-cell>
          <table:table-cell office:value-type="float" office:value="736315" calcext:value-type="float">
            <text:p>736315</text:p>
          </table:table-cell>
          <table:table-cell office:value-type="float" office:value="577126" calcext:value-type="float">
            <text:p>577126</text:p>
          </table:table-cell>
          <table:table-cell office:value-type="float" office:value="21386" calcext:value-type="float">
            <text:p>21386</text:p>
          </table:table-cell>
          <table:table-cell office:value-type="float" office:value="8480" calcext:value-type="float">
            <text:p>8480</text:p>
          </table:table-cell>
          <table:table-cell office:value-type="float" office:value="12906" calcext:value-type="float">
            <text:p>12906</text:p>
          </table:table-cell>
          <table:table-cell office:value-type="float" office:value="84092" calcext:value-type="float">
            <text:p>84092</text:p>
          </table:table-cell>
          <table:table-cell office:value-type="float" office:value="46799" calcext:value-type="float">
            <text:p>46799</text:p>
          </table:table-cell>
          <table:table-cell office:value-type="float" office:value="37293" calcext:value-type="float">
            <text:p>37293</text:p>
          </table:table-cell>
          <table:table-cell office:value-type="float" office:value="3921" calcext:value-type="float">
            <text:p>3921</text:p>
          </table:table-cell>
          <table:table-cell office:value-type="float" office:value="3498" calcext:value-type="float">
            <text:p>3498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3929" calcext:value-type="float">
            <text:p>673929</text:p>
          </table:table-cell>
          <table:table-cell office:value-type="float" office:value="249908" calcext:value-type="float">
            <text:p>249908</text:p>
          </table:table-cell>
          <table:table-cell office:value-type="float" office:value="424021" calcext:value-type="float">
            <text:p>424021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626604" calcext:value-type="float">
            <text:p>626604</text:p>
          </table:table-cell>
          <table:table-cell table:number-columns-repeated="3"/>
          <table:table-cell office:value-type="float" office:value="318913" calcext:value-type="float">
            <text:p>318913</text:p>
          </table:table-cell>
          <table:table-cell office:value-type="float" office:value="163535" calcext:value-type="float">
            <text:p>163535</text:p>
          </table:table-cell>
          <table:table-cell office:value-type="float" office:value="155378" calcext:value-type="float">
            <text:p>155378</text:p>
          </table:table-cell>
          <table:table-cell office:value-type="float" office:value="8133" calcext:value-type="float">
            <text:p>8133</text:p>
          </table:table-cell>
          <table:table-cell office:value-type="float" office:value="3305" calcext:value-type="float">
            <text:p>3305</text:p>
          </table:table-cell>
          <table:table-cell office:value-type="float" office:value="4828" calcext:value-type="float">
            <text:p>4828</text:p>
          </table:table-cell>
          <table:table-cell office:value-type="float" office:value="18442" calcext:value-type="float">
            <text:p>18442</text:p>
          </table:table-cell>
          <table:table-cell office:value-type="float" office:value="10194" calcext:value-type="float">
            <text:p>10194</text:p>
          </table:table-cell>
          <table:table-cell office:value-type="float" office:value="8248" calcext:value-type="float">
            <text:p>8248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383" calcext:value-type="float">
            <text:p>173383</text:p>
          </table:table-cell>
          <table:table-cell office:value-type="float" office:value="75925" calcext:value-type="float">
            <text:p>75925</text:p>
          </table:table-cell>
          <table:table-cell office:value-type="float" office:value="97458" calcext:value-type="float">
            <text:p>97458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256630" calcext:value-type="float">
            <text:p>8256630</text:p>
          </table:table-cell>
          <table:table-cell table:number-columns-repeated="3"/>
          <table:table-cell office:value-type="float" office:value="3906915" calcext:value-type="float">
            <text:p>3906915</text:p>
          </table:table-cell>
          <table:table-cell office:value-type="float" office:value="2026822" calcext:value-type="float">
            <text:p>2026822</text:p>
          </table:table-cell>
          <table:table-cell office:value-type="float" office:value="1880093" calcext:value-type="float">
            <text:p>1880093</text:p>
          </table:table-cell>
          <table:table-cell office:value-type="float" office:value="78742" calcext:value-type="float">
            <text:p>78742</text:p>
          </table:table-cell>
          <table:table-cell office:value-type="float" office:value="34114" calcext:value-type="float">
            <text:p>34114</text:p>
          </table:table-cell>
          <table:table-cell office:value-type="float" office:value="44628" calcext:value-type="float">
            <text:p>44628</text:p>
          </table:table-cell>
          <table:table-cell office:value-type="float" office:value="277073" calcext:value-type="float">
            <text:p>277073</text:p>
          </table:table-cell>
          <table:table-cell office:value-type="float" office:value="146406" calcext:value-type="float">
            <text:p>146406</text:p>
          </table:table-cell>
          <table:table-cell office:value-type="float" office:value="130667" calcext:value-type="float">
            <text:p>130667</text:p>
          </table:table-cell>
          <table:table-cell office:value-type="float" office:value="109385" calcext:value-type="float">
            <text:p>109385</text:p>
          </table:table-cell>
          <table:table-cell office:value-type="float" office:value="90854" calcext:value-type="float">
            <text:p>90854</text:p>
          </table:table-cell>
          <table:table-cell office:value-type="float" office:value="18531" calcext:value-type="float">
            <text:p>18531</text:p>
          </table:table-cell>
          <table:table-cell office:value-type="float" office:value="695" calcext:value-type="float">
            <text:p>695</text:p>
          </table:table-cell>
          <table:table-cell office:value-type="float" office:value="623" calcext:value-type="float">
            <text:p>623</text:p>
          </table:table-cell>
          <table:table-cell office:value-type="float" office:value="72" calcext:value-type="float">
            <text:p>72</text:p>
          </table:table-cell>
          <table:table-cell office:value-type="float" office:value="2226870" calcext:value-type="float">
            <text:p>2226870</text:p>
          </table:table-cell>
          <table:table-cell office:value-type="float" office:value="914772" calcext:value-type="float">
            <text:p>914772</text:p>
          </table:table-cell>
          <table:table-cell office:value-type="float" office:value="1312098" calcext:value-type="float">
            <text:p>131209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985464" calcext:value-type="float">
            <text:p>6985464</text:p>
          </table:table-cell>
          <table:table-cell table:number-columns-repeated="3"/>
          <table:table-cell office:value-type="float" office:value="3188217" calcext:value-type="float">
            <text:p>3188217</text:p>
          </table:table-cell>
          <table:table-cell office:value-type="float" office:value="1711960" calcext:value-type="float">
            <text:p>1711960</text:p>
          </table:table-cell>
          <table:table-cell office:value-type="float" office:value="1476257" calcext:value-type="float">
            <text:p>1476257</text:p>
          </table:table-cell>
          <table:table-cell office:value-type="float" office:value="75425" calcext:value-type="float">
            <text:p>75425</text:p>
          </table:table-cell>
          <table:table-cell office:value-type="float" office:value="33053" calcext:value-type="float">
            <text:p>33053</text:p>
          </table:table-cell>
          <table:table-cell office:value-type="float" office:value="42372" calcext:value-type="float">
            <text:p>42372</text:p>
          </table:table-cell>
          <table:table-cell office:value-type="float" office:value="277269" calcext:value-type="float">
            <text:p>277269</text:p>
          </table:table-cell>
          <table:table-cell office:value-type="float" office:value="153471" calcext:value-type="float">
            <text:p>153471</text:p>
          </table:table-cell>
          <table:table-cell office:value-type="float" office:value="123798" calcext:value-type="float">
            <text:p>123798</text:p>
          </table:table-cell>
          <table:table-cell office:value-type="float" office:value="49183" calcext:value-type="float">
            <text:p>49183</text:p>
          </table:table-cell>
          <table:table-cell office:value-type="float" office:value="43032" calcext:value-type="float">
            <text:p>43032</text:p>
          </table:table-cell>
          <table:table-cell office:value-type="float" office:value="6151" calcext:value-type="float">
            <text:p>6151</text:p>
          </table:table-cell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1979267" calcext:value-type="float">
            <text:p>1979267</text:p>
          </table:table-cell>
          <table:table-cell office:value-type="float" office:value="821396" calcext:value-type="float">
            <text:p>821396</text:p>
          </table:table-cell>
          <table:table-cell office:value-type="float" office:value="1157871" calcext:value-type="float">
            <text:p>1157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3:10:32.197605830</dc:date>
    <meta:editing-duration>PT1H19M46S</meta:editing-duration>
    <meta:editing-cycles>1</meta:editing-cycles>
    <meta:generator>LibreOffice/6.4.7.2$Linux_X86_64 LibreOffice_project/40$Build-2</meta:generator>
    <meta:document-statistic meta:table-count="1" meta:cell-count="1017" meta:object-count="0"/>
  </office:meta>
</office:document-meta>
</file>